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9.04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1.152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0.993cm"/>
    </style:style>
    <style:style style:name="co12" style:family="table-column">
      <style:table-column-properties fo:break-before="auto" style:column-width="1.339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0.988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7.352cm"/>
    </style:style>
    <style:style style:name="co18" style:family="table-column">
      <style:table-column-properties fo:break-before="auto" style:column-width="5.5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894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 tableooo:tab-color="#ffd740"/>
    </style:style>
    <style:style style:name="ta2" style:family="table" style:master-page-name="Default">
      <style:table-properties table:display="true" style:writing-mode="lr-tb" tableooo:tab-color="#c62828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bdbdbd"/>
      <style:text-properties fo:font-size="10pt" fo:font-weight="bold" style:font-weight-asian="bold" style:font-weight-complex="bold"/>
    </style:style>
    <style:style style:name="ce5" style:family="table-cell" style:parent-style-name="Default">
      <style:table-cell-properties fo:background-color="#bdbdbd" style:text-align-source="fix" style:repeat-content="false" style:vertical-align="middle"/>
      <style:paragraph-properties fo:text-align="start" fo:margin-left="0cm"/>
      <style:text-properties fo:font-size="10pt" fo:font-weight="bold" style:font-weight-asian="bold" style:font-weight-complex="bold"/>
    </style:style>
    <style:style style:name="ce22" style:family="table-cell" style:parent-style-name="Default">
      <style:table-cell-properties fo:border="0.99pt solid #000000"/>
    </style:style>
    <style:style style:name="ce4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  <style:map style:condition="cell-content()=###" style:apply-style-name="sans_20_chiffre" style:base-cell-address="'2020'.U1"/>
    </style:style>
    <style:style style:name="ce6" style:family="table-cell" style:parent-style-name="Default" style:data-style-name="N109">
      <style:table-cell-properties style:glyph-orientation-vertical="0" fo:background-color="#757575" style:text-align-source="fix" style:repeat-content="false" fo:wrap-option="wrap" fo:border="0.99pt solid #000000" style:direction="ltr" style:rotation-angle="90" style:vertical-align="middle"/>
      <style:paragraph-properties fo:text-align="center" fo:margin-left="0cm"/>
      <style:text-properties style:font-name="Ubuntu"/>
      <style:map style:condition="cell-content()=###" style:apply-style-name="sans_20_chiffre" style:base-cell-address="'2020'.U1"/>
    </style:style>
    <style:style style:name="ce8" style:family="table-cell" style:parent-style-name="Default" style:data-style-name="N109">
      <style:table-cell-properties style:glyph-orientation-vertical="0" fo:background-color="#757575" style:text-align-source="fix" style:repeat-content="false" fo:wrap-option="wrap" fo:border="0.99pt solid #000000" style:direction="ltr" style:rotation-angle="90" style:vertical-align="middle"/>
      <style:paragraph-properties fo:text-align="center" fo:margin-left="0cm"/>
      <style:text-properties style:font-name="Ubuntu"/>
      <style:map style:condition="cell-content()=###" style:apply-style-name="sans_20_chiffre" style:base-cell-address="'2020'.U1"/>
    </style:style>
    <style:style style:name="ce9" style:family="table-cell" style:parent-style-name="Default" style:data-style-name="N109">
      <style:table-cell-properties style:glyph-orientation-vertical="0" fo:background-color="#757575" style:text-align-source="fix" style:repeat-content="false" fo:wrap-option="wrap" fo:border="0.99pt solid #000000" style:direction="ltr" style:rotation-angle="90" style:vertical-align="middle"/>
      <style:paragraph-properties fo:text-align="center" fo:margin-left="0cm"/>
      <style:text-properties style:font-name="Ubuntu"/>
      <style:map style:condition="cell-content()=###" style:apply-style-name="sans_20_chiffre" style:base-cell-address="'2020'.U1"/>
    </style:style>
    <style:style style:name="ce10" style:family="table-cell" style:parent-style-name="Default" style:data-style-name="N109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  <style:map style:condition="cell-content()=###" style:apply-style-name="sans_20_chiffre" style:base-cell-address="'2020'.U1"/>
    </style:style>
    <style:style style:name="ce2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14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15" style:family="table-cell" style:parent-style-name="Default" style:data-style-name="N36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###" style:apply-style-name="sans_20_chiffre" style:base-cell-address="'2020'.U1"/>
    </style:style>
    <style:style style:name="ce16" style:family="table-cell" style:parent-style-name="Default" style:data-style-name="N36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20" style:family="table-cell" style:parent-style-name="Default" style:data-style-name="N3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11" style:family="table-cell" style:parent-style-name="Default" style:data-style-name="N10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2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21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23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24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25" style:family="table-cell" style:parent-style-name="Default">
      <style:table-cell-properties fo:border="0.99pt dotted #000000"/>
      <style:map style:condition="cell-content()=###" style:apply-style-name="sans_20_chiffre" style:base-cell-address="'2020'.U1"/>
    </style:style>
    <style:style style:name="ce30" style:family="table-cell" style:parent-style-name="Default" style:data-style-name="N109">
      <style:table-cell-properties fo:border="0.99pt dotted #000000"/>
      <style:map style:condition="cell-content()=###" style:apply-style-name="sans_20_chiffre" style:base-cell-address="'2020'.U1"/>
    </style:style>
    <style:style style:name="ce32" style:family="table-cell" style:parent-style-name="Default" style:data-style-name="N109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34" style:family="table-cell" style:parent-style-name="Default" style:data-style-name="N109">
      <style:table-cell-properties fo:border="0.99pt dotted #000000"/>
      <style:map style:condition="cell-content()=0" style:apply-style-name="sans_20_chiffre" style:base-cell-address="'2020'.B1"/>
    </style:style>
    <style:style style:name="ce36" style:family="table-cell" style:parent-style-name="Default" style:data-style-name="N109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35" style:family="table-cell" style:parent-style-name="Default" style:data-style-name="N109">
      <style:table-cell-properties fo:background-color="transparent" fo:border="none"/>
      <style:map style:condition="cell-content()=0" style:apply-style-name="sans_20_chiffre" style:base-cell-address="'2020'.B1"/>
    </style:style>
    <style:style style:name="ce11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40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41" style:family="table-cell" style:parent-style-name="Default" style:data-style-name="N109">
      <style:table-cell-properties fo:background-color="#ffd320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###" style:apply-style-name="sans_20_chiffre" style:base-cell-address="'2020'.U1"/>
    </style:style>
    <style:style style:name="ce44" style:family="table-cell" style:parent-style-name="Default" style:data-style-name="N109">
      <style:table-cell-properties fo:background-color="#fafaf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###" style:apply-style-name="sans_20_chiffre" style:base-cell-address="'2020'.U1"/>
    </style:style>
    <style:style style:name="ce46" style:family="table-cell" style:parent-style-name="Default" style:data-style-name="N109">
      <style:table-cell-properties fo:background-color="#ffd320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47" style:family="table-cell" style:parent-style-name="Default" style:data-style-name="N109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###" style:apply-style-name="sans_20_chiffre" style:base-cell-address="'2020'.U1"/>
    </style:style>
    <style:style style:name="ce48" style:family="table-cell" style:parent-style-name="Default" style:data-style-name="N109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/>
      <style:map style:condition="cell-content()=###" style:apply-style-name="sans_20_chiffre" style:base-cell-address="'2020'.U1"/>
    </style:style>
    <style:style style:name="ce49" style:family="table-cell" style:parent-style-name="Default" style:data-style-name="N109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51" style:family="table-cell" style:parent-style-name="Default" style:data-style-name="N109">
      <style:table-cell-properties fo:background-color="#ff7e5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###" style:apply-style-name="sans_20_chiffre" style:base-cell-address="'2020'.U1"/>
    </style:style>
    <style:style style:name="ce52" style:family="table-cell" style:parent-style-name="Default" style:data-style-name="N109">
      <style:table-cell-properties fo:background-color="#ce93d8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55" style:family="table-cell" style:parent-style-name="Default" style:data-style-name="N109">
      <style:table-cell-properties fo:background-color="#ff7e5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60" style:family="table-cell" style:parent-style-name="Default" style:data-style-name="N109">
      <style:table-cell-properties fo:background-color="#d32f2f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59" style:family="table-cell" style:parent-style-name="Default" style:data-style-name="N10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</style:style>
    <style:style style:name="ce65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66" style:family="table-cell" style:parent-style-name="Default" style:data-style-name="N109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/>
      <style:map style:condition="cell-content()&gt;700" style:apply-style-name="Error" style:base-cell-address="'2020'.U1"/>
    </style:style>
    <style:style style:name="ce63" style:family="table-cell" style:parent-style-name="Default" style:data-style-name="N10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&gt;700" style:apply-style-name="Error" style:base-cell-address="'2020'.U1"/>
    </style:style>
    <style:style style:name="ce64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76" style:family="table-cell" style:parent-style-name="Default">
      <style:table-cell-properties fo:background-color="transparent" fo:border="0.99pt dotted #000000"/>
      <style:text-properties fo:color="#000000"/>
      <style:map style:condition="cell-content()=###" style:apply-style-name="sans_20_chiffre" style:base-cell-address="'2020'.U1"/>
    </style:style>
    <style:style style:name="ce77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79" style:family="table-cell" style:parent-style-name="Default">
      <style:table-cell-properties fo:background-color="#5e35b1" fo:border="0.99pt dotted #000000"/>
      <style:text-properties fo:color="#fafafa"/>
      <style:map style:condition="cell-content()=0" style:apply-style-name="sans_20_chiffre" style:base-cell-address="'2020'.B1"/>
    </style:style>
    <style:style style:name="ce81" style:family="table-cell" style:parent-style-name="Default">
      <style:table-cell-properties fo:background-color="transparent" fo:border="0.99pt dotted #000000"/>
      <style:text-properties fo:color="#fafafa"/>
      <style:map style:condition="cell-content()=0" style:apply-style-name="sans_20_chiffre" style:base-cell-address="'2020'.B1"/>
    </style:style>
    <style:style style:name="ce8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83" style:family="table-cell" style:parent-style-name="Default" style:data-style-name="N109">
      <style:table-cell-properties fo:background-color="#c62828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84" style:family="table-cell" style:parent-style-name="Default" style:data-style-name="N109">
      <style:table-cell-properties fo:background-color="#c62828" style:text-align-source="fix" style:repeat-content="false" fo:border="0.99pt dotted #000000"/>
      <style:paragraph-properties fo:text-align="center" fo:margin-left="0cm"/>
      <style:map style:condition="cell-content()=###" style:apply-style-name="sans_20_chiffre" style:base-cell-address="'2020'.U1"/>
    </style:style>
    <style:style style:name="ce85" style:family="table-cell" style:parent-style-name="Default">
      <style:table-cell-properties fo:background-color="#c62828" fo:border="0.99pt dotted #000000"/>
      <style:map style:condition="cell-content()=###" style:apply-style-name="sans_20_chiffre" style:base-cell-address="'2020'.U1"/>
    </style:style>
    <style:style style:name="ce86" style:family="table-cell" style:parent-style-name="Default" style:data-style-name="N109">
      <style:table-cell-properties fo:background-color="#004586" style:text-align-source="fix" style:repeat-content="false" fo:border="0.99pt dotted #000000"/>
      <style:paragraph-properties fo:text-align="center" fo:margin-left="0cm"/>
      <style:map style:condition="cell-content()=###" style:apply-style-name="sans_20_chiffre" style:base-cell-address="'2020'.U1"/>
    </style:style>
    <style:style style:name="ce92" style:family="table-cell" style:parent-style-name="Default" style:data-style-name="N109">
      <style:table-cell-properties fo:background-color="#004586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95" style:family="table-cell" style:parent-style-name="Default">
      <style:table-cell-properties fo:background-color="#004586" fo:border="0.99pt dotted #000000"/>
      <style:map style:condition="cell-content()=###" style:apply-style-name="sans_20_chiffre" style:base-cell-address="'2020'.U1"/>
    </style:style>
    <style:style style:name="ce107" style:family="table-cell" style:parent-style-name="Default" style:data-style-name="N10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108" style:family="table-cell" style:parent-style-name="Default" style:data-style-name="N10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Ubuntu"/>
    </style:style>
    <style:style style:name="ce29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43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53" style:family="table-cell" style:parent-style-name="Default" style:data-style-name="N109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112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88" style:family="table-cell" style:parent-style-name="Default" style:data-style-name="N109">
      <style:table-cell-properties fo:background-color="#ce93d8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traînement annuel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row table:style-name="ro1">
          <table:table-cell table:style-name="ce7" office:value-type="string" calcext:value-type="string">
            <text:p>Organisation annuelle</text:p>
          </table:table-cell>
          <table:table-cell table:style-name="ce7" office:value-type="string" calcext:value-type="string">
            <text:p>Combien ?</text:p>
          </table:table-cell>
          <table:table-cell table:style-name="ce7" office:value-type="string" calcext:value-type="string">
            <text:p>Comment ?</text:p>
          </table:table-cell>
          <table:table-cell table:style-name="ce7" office:value-type="string" calcext:value-type="string">
            <text:p>Quand ?</text:p>
          </table:table-cell>
        </table:table-row>
        <table:table-row table:style-name="ro1">
          <table:table-cell office:value-type="string" calcext:value-type="string">
            <text:p>Phase de reprise</text:p>
          </table:table-cell>
          <table:table-cell office:value-type="string" calcext:value-type="string">
            <text:p>1 mois</text:p>
          </table:table-cell>
          <table:table-cell office:value-type="string" calcext:value-type="string">
            <text:p>50 % du volume et moins intense</text:p>
          </table:table-cell>
          <table:table-cell office:value-type="string" calcext:value-type="string">
            <text:p>Après une coupure annuelle</text:p>
          </table:table-cell>
        </table:table-row>
        <table:table-row table:style-name="ro1">
          <table:table-cell office:value-type="string" calcext:value-type="string">
            <text:p>Préparation générale</text:p>
          </table:table-cell>
          <table:table-cell office:value-type="string" calcext:value-type="string">
            <text:p>1 mois</text:p>
          </table:table-cell>
          <table:table-cell office:value-type="string" calcext:value-type="string">
            <text:p>Endurance avec fractionnés 30/30 ou 8x200m</text:p>
          </table:table-cell>
          <table:table-cell office:value-type="string" calcext:value-type="string">
            <text:p>Quand on sent que l’endurance revient</text:p>
          </table:table-cell>
        </table:table-row>
        <table:table-row table:style-name="ro2">
          <table:table-cell office:value-type="string" calcext:value-type="string">
            <text:p>Phase de développement</text:p>
          </table:table-cell>
          <table:table-cell office:value-type="string" calcext:value-type="string">
            <text:p>3 à 6 semaines</text:p>
          </table:table-cell>
          <table:table-cell office:value-type="string" calcext:value-type="string">
            <text:p>Volume important</text:p>
            <text:p>Fractionné pour la VMA</text:p>
            <text:p>Renforcement musculaire</text:p>
            <text:p>Exemple type : séance de côte</text:p>
          </table:table-cell>
          <table:table-cell/>
        </table:table-row>
        <table:table-row table:style-name="ro3">
          <table:table-cell office:value-type="string" calcext:value-type="string">
            <text:p>Phase spécifique</text:p>
          </table:table-cell>
          <table:table-cell office:value-type="string" calcext:value-type="string">
            <text:p>3 à 6 semaines</text:p>
          </table:table-cell>
          <table:table-cell office:value-type="string" calcext:value-type="string">
            <text:p>Travail sur l’allure spécifique de la compétition</text:p>
            <text:p>Exemple type : sortie longue</text:p>
          </table:table-cell>
          <table:table-cell/>
        </table:table-row>
        <table:table-row table:style-name="ro4">
          <table:table-cell office:value-type="string" calcext:value-type="string">
            <text:p>Phase d’affûtage</text:p>
          </table:table-cell>
          <table:table-cell office:value-type="string" calcext:value-type="string">
            <text:p>10 jours</text:p>
          </table:table-cell>
          <table:table-cell office:value-type="string" calcext:value-type="string">
            <text:p>Diminuer le volume de 50 %</text:p>
            <text:p>Fractionné mais moins intense</text:p>
            <text:p>Même nombre de sorties</text:p>
          </table:table-cell>
          <table:table-cell/>
        </table:table-row>
        <table:table-row table:style-name="ro3">
          <table:table-cell office:value-type="string" calcext:value-type="string">
            <text:p>Phase de repos</text:p>
          </table:table-cell>
          <table:table-cell office:value-type="string" calcext:value-type="string">
            <text:p>De qqes jours </text:p>
            <text:p>À 2 semaines</text:p>
          </table:table-cell>
          <table:table-cell office:value-type="string" calcext:value-type="string">
            <text:p>Ne rien faire !!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Coupure annuelle</text:p>
          </table:table-cell>
          <table:table-cell office:value-type="string" calcext:value-type="string">
            <text:p>3 à 6 semaines</text:p>
          </table:table-cell>
          <table:table-cell office:value-type="string" calcext:value-type="string">
            <text:p>1 à 2 semaines de repos total</text:p>
            <text:p>1 à 2 semaines de reprise douce avec vélo ou natation</text:p>
            <text:p>1 à 3 semaines de reprise course avec footings légers</text:p>
          </table:table-cell>
          <table:table-cell office:value-type="string" calcext:value-type="string">
            <text:p>Quand on sent qu’on est à bout et qu’on progresse plus</text:p>
          </table:table-cell>
        </table:table-row>
      </table:table>
      <table:table table:name="2020" table:style-name="ta2">
        <office:forms form:automatic-focus="false" form:apply-design-mode="false"/>
        <table:shapes>
          <draw:frame draw:z-index="0" draw:style-name="gr1" draw:text-style-name="P2" svg:width="37.5cm" svg:height="10.706cm" svg:x="1.157cm" svg:y="18.45cm">
            <draw:object draw:notify-on-update-of-ranges="'2020'.B3:'2020'.B28 '2020'.D1:'2020'.D1 '2020'.E3:'2020'.E28 '2020'.H1:'2020'.H1 '2020'.H3:'2020'.H28 '2020'.K1:'2020'.K1 '2020'.K3:'2020'.K28 '2020'.N1:'2020'.N1 '2020'.N3:'2020'.N28 '2020'.Q1:'2020'.Q1 '2020'.Q3:'2020'.Q28 '2020'.T1:'2020'.T1 '2020'.T3:'2020'.T28 '2020'.U1:'2020'.U1 '2020'.U3:'2020'.U28 '2020'.V1:'2020'.V1 '2020'.V3:'2020'.V28 '2020'.X1:'2020'.X1 '2020'.X3:'2020'.X28" xlink:href="./Object 2" xlink:type="simple" xlink:show="embed" xlink:actuate="onLoad">
              <loext:p text:style-name="P1">=</loext:p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27"/>
        <table:table-column table:style-name="co5" table:number-columns-repeated="2" table:default-cell-style-name="ce28"/>
        <table:table-column table:style-name="co7" table:default-cell-style-name="ce113"/>
        <table:table-column table:style-name="co8" table:number-columns-repeated="2" table:default-cell-style-name="ce113"/>
        <table:table-column table:style-name="co9" table:number-columns-repeated="2" table:default-cell-style-name="ce113"/>
        <table:table-column table:style-name="co10" table:default-cell-style-name="ce113"/>
        <table:table-column table:style-name="co11" table:default-cell-style-name="ce113"/>
        <table:table-column table:style-name="co9" table:default-cell-style-name="ce113"/>
        <table:table-column table:style-name="co12" table:default-cell-style-name="ce113"/>
        <table:table-column table:style-name="co11" table:default-cell-style-name="ce113"/>
        <table:table-column table:style-name="co9" table:default-cell-style-name="ce113"/>
        <table:table-column table:style-name="co8" table:default-cell-style-name="ce113"/>
        <table:table-column table:style-name="co11" table:default-cell-style-name="ce113"/>
        <table:table-column table:style-name="co9" table:default-cell-style-name="ce113"/>
        <table:table-column table:style-name="co11" table:number-columns-repeated="3" table:default-cell-style-name="ce113"/>
        <table:table-column table:style-name="co8" table:default-cell-style-name="ce64"/>
        <table:table-column table:style-name="co13" table:default-cell-style-name="ce113"/>
        <table:table-column table:style-name="co14" table:default-cell-style-name="ce80"/>
        <table:table-column table:style-name="co15" table:default-cell-style-name="ce113"/>
        <table:table-column table:style-name="co9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6" table:number-columns-repeated="2" table:default-cell-style-name="ce113"/>
        <table:table-column table:style-name="co9" table:default-cell-style-name="ce113"/>
        <table:table-column table:style-name="co16" table:number-columns-repeated="2" table:default-cell-style-name="ce113"/>
        <table:table-column table:style-name="co5" table:number-columns-repeated="991" table:default-cell-style-name="ce113"/>
        <table:table-row table:style-name="ro5">
          <table:table-cell table:style-name="ce4"/>
          <table:table-cell table:style-name="ce14" office:value-type="string" calcext:value-type="string" table:number-columns-spanned="2" table:number-rows-spanned="1">
            <text:p>CALENDRIER</text:p>
          </table:table-cell>
          <table:covered-table-cell table:style-name="ce21"/>
          <table:table-cell table:style-name="ce23" office:value-type="string" calcext:value-type="string" table:number-columns-spanned="4" table:number-rows-spanned="1">
            <text:p>FRACTIONNE</text:p>
          </table:table-cell>
          <table:covered-table-cell table:number-columns-repeated="3" table:style-name="ce21"/>
          <table:table-cell table:style-name="ce40" office:value-type="string" calcext:value-type="string" table:number-columns-spanned="3" table:number-rows-spanned="1">
            <text:p>FARTLEK</text:p>
            <text:p>RECUP’</text:p>
          </table:table-cell>
          <table:covered-table-cell table:number-columns-repeated="2" table:style-name="ce21"/>
          <table:table-cell table:style-name="ce40" office:value-type="string" calcext:value-type="string" table:number-columns-spanned="3" table:number-rows-spanned="1">
            <text:p>ENDURANCE</text:p>
          </table:table-cell>
          <table:covered-table-cell table:number-columns-repeated="2" table:style-name="ce21"/>
          <table:table-cell table:style-name="ce40" office:value-type="string" calcext:value-type="string" table:number-columns-spanned="3" table:number-rows-spanned="1">
            <text:p>CONDITION COURSE</text:p>
          </table:table-cell>
          <table:covered-table-cell table:number-columns-repeated="2" table:style-name="ce21"/>
          <table:table-cell table:style-name="ce40" office:value-type="string" calcext:value-type="string" table:number-columns-spanned="3" table:number-rows-spanned="1">
            <text:p>VELO (3km eq. 1km CAP)</text:p>
          </table:table-cell>
          <table:covered-table-cell table:number-columns-repeated="2" table:style-name="ce21"/>
          <table:table-cell table:style-name="ce24" office:value-type="string" calcext:value-type="string">
            <text:p>VOLUME</text:p>
          </table:table-cell>
          <table:table-cell table:style-name="ce65" office:value-type="string" calcext:value-type="string">
            <text:p>Charge aiguë</text:p>
          </table:table-cell>
          <table:table-cell table:style-name="ce65" office:value-type="string" calcext:value-type="string">
            <text:p>Charge chronique</text:p>
          </table:table-cell>
          <table:table-cell table:style-name="ce77" office:value-type="string" calcext:value-type="string">
            <text:p>Variation de charge</text:p>
          </table:table-cell>
          <table:table-cell table:style-name="ce65" office:value-type="string" calcext:value-type="string">
            <text:p>Indice de forme</text:p>
          </table:table-cell>
          <table:table-cell table:style-name="ce24" office:value-type="string" calcext:value-type="string">
            <text:p>FC max</text:p>
          </table:table-cell>
          <table:table-cell table:style-name="ce24" office:value-type="string" calcext:value-type="string">
            <text:p>FC repos</text:p>
          </table:table-cell>
          <table:table-cell table:style-name="ce107" table:number-columns-spanned="1" table:number-rows-spanned="2"/>
          <table:table-cell table:style-name="ce11" table:number-columns-repeated="9"/>
          <table:table-cell table:number-columns-repeated="988"/>
        </table:table-row>
        <table:table-row table:style-name="ro6">
          <table:table-cell table:style-name="ce4"/>
          <table:table-cell table:style-name="ce14" table:number-columns-spanned="2" table:number-rows-spanned="1"/>
          <table:covered-table-cell table:style-name="ce21"/>
          <table:table-cell table:style-name="ce24" office:value-type="string" calcext:value-type="string">
            <text:p>Séance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FC moy</text:p>
          </table:table-cell>
          <table:table-cell table:style-name="ce24" office:value-type="string" calcext:value-type="string">
            <text:p>Tps min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FC moy</text:p>
          </table:table-cell>
          <table:table-cell table:style-name="ce24" office:value-type="string" calcext:value-type="string">
            <text:p>Tps min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FC moy</text:p>
          </table:table-cell>
          <table:table-cell table:style-name="ce24" office:value-type="string" calcext:value-type="string">
            <text:p>Tps min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FC moy</text:p>
          </table:table-cell>
          <table:table-cell table:style-name="ce24" office:value-type="string" calcext:value-type="string">
            <text:p>Tps min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FC moy</text:p>
          </table:table-cell>
          <table:table-cell table:style-name="ce24" office:value-type="string" calcext:value-type="string">
            <text:p>Tps min</text:p>
          </table:table-cell>
          <table:table-cell table:style-name="ce24"/>
          <table:table-cell table:style-name="ce65" table:number-columns-repeated="2"/>
          <table:table-cell table:style-name="ce77"/>
          <table:table-cell table:style-name="ce65"/>
          <table:table-cell table:style-name="ce24" table:number-columns-repeated="2"/>
          <table:covered-table-cell table:style-name="ce108"/>
          <table:table-cell table:style-name="ce11" table:number-columns-repeated="9"/>
          <table:table-cell table:number-columns-repeated="988"/>
        </table:table-row>
        <table:table-row table:style-name="ro1">
          <table:table-cell table:style-name="ce6" office:value-type="string" calcext:value-type="string" table:number-columns-spanned="1" table:number-rows-spanned="4">
            <text:p>Reprise</text:p>
          </table:table-cell>
          <table:table-cell table:style-name="ce15" office:value-type="date" office:date-value="2020-07-06" calcext:value-type="date">
            <text:p>06/07/2020</text:p>
          </table:table-cell>
          <table:table-cell table:style-name="ce15" office:value-type="date" office:date-value="2020-07-12" calcext:value-type="date">
            <text:p>12/07/2020</text:p>
          </table:table-cell>
          <table:table-cell table:style-name="ce25" table:number-columns-repeated="4"/>
          <table:table-cell table:style-name="ce41" office:value-type="float" office:value="8.43" calcext:value-type="float">
            <text:p>8,4</text:p>
          </table:table-cell>
          <table:table-cell table:style-name="ce41" office:value-type="float" office:value="166" calcext:value-type="float">
            <text:p>166,0</text:p>
          </table:table-cell>
          <table:table-cell table:style-name="ce41" office:value-type="float" office:value="44.15" calcext:value-type="float">
            <text:p>44,2</text:p>
          </table:table-cell>
          <table:table-cell table:style-name="ce25" table:number-columns-repeated="9"/>
          <table:table-cell table:style-name="ce48" table:formula="of:=[.E3]+[.H3]+[.K3]+[.N3]+[.Q3]/3" office:value-type="float" office:value="8.43" calcext:value-type="float">
            <text:p>8,4</text:p>
          </table:table-cell>
          <table:table-cell table:style-name="ce66" table:formula="of:=[.G3]*([.F3]-[.Z3])/([.Y3]-[.Z3])*0.64*EXP(1.92*([.F3]-[.Z3])/([.Y3]-[.Z3]))+[.J3]*([.I3]-[.Z3])/([.Y3]-[.Z3])*0.64*EXP(1.92*([.I3]-[.Z3])/([.Y3]-[.Z3]))+[.M3]*([.L3]-[.Z3])/([.Y3]-[.Z3])*0.64*EXP(1.92*([.L3]-[.Z3])/([.Y3]-[.Z3]))+[.P3]*([.O3]-[.Z3])/([.Y3]-[.Z3])*0.64*EXP(1.92*([.O3]-[.Z3])/([.Y3]-[.Z3]))+[.S3]*([.R3]-[.Z3])/([.Y3]-[.Z3])*0.64*EXP(1.92*([.R3]-[.Z3])/([.Y3]-[.Z3]))" office:value-type="float" office:value="104.023970090256" calcext:value-type="float">
            <text:p>104,0</text:p>
          </table:table-cell>
          <table:table-cell table:style-name="ce76" table:formula="of:=[.U3]/7" office:value-type="float" office:value="14.8605671557509" calcext:value-type="float">
            <text:p>14,8605671557509</text:p>
          </table:table-cell>
          <table:table-cell table:style-name="ce79" table:formula="of:=([.U3]/7)/[.V3]" office:value-type="float" office:value="1" calcext:value-type="float">
            <text:p>1</text:p>
          </table:table-cell>
          <table:table-cell table:style-name="ce76" table:formula="of:=[.V3]-([.U3]/7)" office:value-type="float" office:value="0" calcext:value-type="float">
            <text:p>0</text:p>
          </table:table-cell>
          <table:table-cell table:style-name="ce83" office:value-type="float" office:value="193" calcext:value-type="float">
            <text:p>193,0</text:p>
          </table:table-cell>
          <table:table-cell table:style-name="ce86" office:value-type="float" office:value="60" calcext:value-type="float">
            <text:p>60,0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covered-table-cell table:style-name="ce8"/>
          <table:table-cell table:style-name="ce15" office:value-type="date" office:date-value="2020-07-13" calcext:value-type="date">
            <text:p>13/07/2020</text:p>
          </table:table-cell>
          <table:table-cell table:style-name="ce15" office:value-type="date" office:date-value="2020-07-19" calcext:value-type="date">
            <text:p>19/07/2020</text:p>
          </table:table-cell>
          <table:table-cell table:style-name="ce25" table:number-columns-repeated="4"/>
          <table:table-cell table:style-name="ce41" office:value-type="float" office:value="7.51" calcext:value-type="float">
            <text:p>7,5</text:p>
          </table:table-cell>
          <table:table-cell table:style-name="ce41" office:value-type="float" office:value="155" calcext:value-type="float">
            <text:p>155,0</text:p>
          </table:table-cell>
          <table:table-cell table:style-name="ce41" office:value-type="float" office:value="49.1" calcext:value-type="float">
            <text:p>49,1</text:p>
          </table:table-cell>
          <table:table-cell table:style-name="ce25" table:number-columns-repeated="9"/>
          <table:table-cell table:style-name="ce48" table:formula="of:=[.E4]+[.H4]+[.K4]+[.N4]+[.Q4]/3" office:value-type="float" office:value="7.51" calcext:value-type="float">
            <text:p>7,5</text:p>
          </table:table-cell>
          <table:table-cell table:style-name="ce66" table:formula="of:=[.G4]*([.F4]-[.Z4])/([.Y4]-[.Z4])*0.64*EXP(1.92*([.F4]-[.Z4])/([.Y4]-[.Z4]))+[.J4]*([.I4]-[.Z4])/([.Y4]-[.Z4])*0.64*EXP(1.92*([.I4]-[.Z4])/([.Y4]-[.Z4]))+[.M4]*([.L4]-[.Z4])/([.Y4]-[.Z4])*0.64*EXP(1.92*([.L4]-[.Z4])/([.Y4]-[.Z4]))+[.P4]*([.O4]-[.Z4])/([.Y4]-[.Z4])*0.64*EXP(1.92*([.O4]-[.Z4])/([.Y4]-[.Z4]))+[.S4]*([.R4]-[.Z4])/([.Y4]-[.Z4])*0.64*EXP(1.92*([.R4]-[.Z4])/([.Y4]-[.Z4]))" office:value-type="float" office:value="88.4580357267494" calcext:value-type="float">
            <text:p>88,5</text:p>
          </table:table-cell>
          <table:table-cell table:style-name="ce76" table:formula="of:=SUM([.U3:.U4])/14" office:value-type="float" office:value="13.7487147012147" calcext:value-type="float">
            <text:p>13,7487147012147</text:p>
          </table:table-cell>
          <table:table-cell table:style-name="ce79" table:formula="of:=([.U4]/7)/[.V4]" office:value-type="float" office:value="0.919130443921572" calcext:value-type="float">
            <text:p>0,919130443921572</text:p>
          </table:table-cell>
          <table:table-cell table:style-name="ce76" table:formula="of:=[.V4]-([.U4]/7)" office:value-type="float" office:value="1.11185245453619" calcext:value-type="float">
            <text:p>1,11185245453619</text:p>
          </table:table-cell>
          <table:table-cell table:style-name="ce84" office:value-type="float" office:value="193" calcext:value-type="float">
            <text:p>193,0</text:p>
          </table:table-cell>
          <table:table-cell table:style-name="ce92" office:value-type="float" office:value="60" calcext:value-type="float">
            <text:p>60,0</text:p>
          </table:table-cell>
          <table:table-cell table:style-name="ce58" office:value-type="string" calcext:value-type="string">
            <text:p><text:a xlink:href="http://marathon-geek.over-blog.fr/article-mesure-de-la-charge-d-entrainement-les-trimps-74201982.html" xlink:type="simple">http://marathon-geek.over-blog.fr/article-mesure-de-la-charge-d-entrainement-les-trimps-74201982.html</text:a></text:p>
          </table:table-cell>
          <table:table-cell table:number-columns-repeated="997"/>
        </table:table-row>
        <table:table-row table:style-name="ro1">
          <table:covered-table-cell table:style-name="ce8"/>
          <table:table-cell table:style-name="ce15" office:value-type="date" office:date-value="2020-07-20" calcext:value-type="date">
            <text:p>20/07/2020</text:p>
          </table:table-cell>
          <table:table-cell table:style-name="ce15" office:value-type="date" office:date-value="2020-07-26" calcext:value-type="date">
            <text:p>26/07/2020</text:p>
          </table:table-cell>
          <table:table-cell table:style-name="ce25" table:number-columns-repeated="4"/>
          <table:table-cell table:style-name="ce41" office:value-type="float" office:value="7.48" calcext:value-type="float">
            <text:p>7,5</text:p>
          </table:table-cell>
          <table:table-cell table:style-name="ce41" office:value-type="float" office:value="166" calcext:value-type="float">
            <text:p>166,0</text:p>
          </table:table-cell>
          <table:table-cell table:style-name="ce41" office:value-type="float" office:value="43.48" calcext:value-type="float">
            <text:p>43,5</text:p>
          </table:table-cell>
          <table:table-cell table:style-name="ce47" office:value-type="float" office:value="15.05" calcext:value-type="float">
            <text:p>15,1</text:p>
          </table:table-cell>
          <table:table-cell table:style-name="ce47" office:value-type="float" office:value="147" calcext:value-type="float">
            <text:p>147,0</text:p>
          </table:table-cell>
          <table:table-cell table:style-name="ce47" office:value-type="float" office:value="84" calcext:value-type="float">
            <text:p>84,0</text:p>
          </table:table-cell>
          <table:table-cell table:style-name="ce25" table:number-columns-repeated="6"/>
          <table:table-cell table:style-name="ce48" table:formula="of:=[.E5]+[.H5]+[.K5]+[.N5]+[.Q5]/3" office:value-type="float" office:value="22.53" calcext:value-type="float">
            <text:p>22,5</text:p>
          </table:table-cell>
          <table:table-cell table:style-name="ce66" table:formula="of:=[.G5]*([.F5]-[.Z5])/([.Y5]-[.Z5])*0.64*EXP(1.92*([.F5]-[.Z5])/([.Y5]-[.Z5]))+[.J5]*([.I5]-[.Z5])/([.Y5]-[.Z5])*0.64*EXP(1.92*([.I5]-[.Z5])/([.Y5]-[.Z5]))+[.M5]*([.L5]-[.Z5])/([.Y5]-[.Z5])*0.64*EXP(1.92*([.L5]-[.Z5])/([.Y5]-[.Z5]))+[.P5]*([.O5]-[.Z5])/([.Y5]-[.Z5])*0.64*EXP(1.92*([.O5]-[.Z5])/([.Y5]-[.Z5]))+[.S5]*([.R5]-[.Z5])/([.Y5]-[.Z5])*0.64*EXP(1.92*([.R5]-[.Z5])/([.Y5]-[.Z5]))" office:value-type="float" office:value="225.919094632111" calcext:value-type="float">
            <text:p>225,9</text:p>
          </table:table-cell>
          <table:table-cell table:style-name="ce76" table:formula="of:=SUM([.U3:.U5])/21" office:value-type="float" office:value="19.9238619261484" calcext:value-type="float">
            <text:p>19,9238619261484</text:p>
          </table:table-cell>
          <table:table-cell table:style-name="ce79" table:formula="of:=([.U5]/7)/[.V5]" office:value-type="float" office:value="1.61987452511196" calcext:value-type="float">
            <text:p>1,61987452511196</text:p>
          </table:table-cell>
          <table:table-cell table:style-name="ce76" table:formula="of:=[.V5]-([.U5]/7)" office:value-type="float" office:value="-12.3502944498675" calcext:value-type="float">
            <text:p>-12,3502944498675</text:p>
          </table:table-cell>
          <table:table-cell table:style-name="ce83" office:value-type="float" office:value="193" calcext:value-type="float">
            <text:p>193,0</text:p>
          </table:table-cell>
          <table:table-cell table:style-name="ce92" office:value-type="float" office:value="60" calcext:value-type="float">
            <text:p>60,0</text:p>
          </table:table-cell>
          <table:table-cell table:style-name="ce57" office:value-type="string" calcext:value-type="string">
            <text:p>(FC moyenne – FC repos)/(FC max-FC repos)</text:p>
          </table:table-cell>
          <table:table-cell table:number-columns-repeated="997"/>
        </table:table-row>
        <table:table-row table:style-name="ro1">
          <table:covered-table-cell table:style-name="ce8"/>
          <table:table-cell table:style-name="ce15" office:value-type="date" office:date-value="2020-07-27" calcext:value-type="date">
            <text:p>27/07/2020</text:p>
          </table:table-cell>
          <table:table-cell table:style-name="ce15" office:value-type="date" office:date-value="2020-08-02" calcext:value-type="date">
            <text:p>02/08/2020</text:p>
          </table:table-cell>
          <table:table-cell table:style-name="ce30" table:number-columns-repeated="4"/>
          <table:table-cell table:style-name="ce41" office:value-type="float" office:value="6.24" calcext:value-type="float">
            <text:p>6,2</text:p>
          </table:table-cell>
          <table:table-cell table:style-name="ce41" office:value-type="float" office:value="101" calcext:value-type="float">
            <text:p>101,0</text:p>
          </table:table-cell>
          <table:table-cell table:style-name="ce41" office:value-type="float" office:value="176" calcext:value-type="float">
            <text:p>176,0</text:p>
          </table:table-cell>
          <table:table-cell table:style-name="ce48" table:number-columns-repeated="3"/>
          <table:table-cell table:style-name="ce51" office:value-type="float" office:value="8.4" calcext:value-type="float">
            <text:p>8,4</text:p>
          </table:table-cell>
          <table:table-cell table:style-name="ce51" office:value-type="float" office:value="152" calcext:value-type="float">
            <text:p>152,0</text:p>
          </table:table-cell>
          <table:table-cell table:style-name="ce51" office:value-type="float" office:value="55.75" calcext:value-type="float">
            <text:p>55,8</text:p>
          </table:table-cell>
          <table:table-cell table:style-name="ce48" table:number-columns-repeated="3"/>
          <table:table-cell table:style-name="ce48" table:formula="of:=[.E6]+[.H6]+[.K6]+[.N6]+[.Q6]/3" office:value-type="float" office:value="14.64" calcext:value-type="float">
            <text:p>14,6</text:p>
          </table:table-cell>
          <table:table-cell table:style-name="ce66" table:formula="of:=[.G6]*([.F6]-[.Z6])/([.Y6]-[.Z6])*0.64*EXP(1.92*([.F6]-[.Z6])/([.Y6]-[.Z6]))+[.J6]*([.I6]-[.Z6])/([.Y6]-[.Z6])*0.64*EXP(1.92*([.I6]-[.Z6])/([.Y6]-[.Z6]))+[.M6]*([.L6]-[.Z6])/([.Y6]-[.Z6])*0.64*EXP(1.92*([.L6]-[.Z6])/([.Y6]-[.Z6]))+[.P6]*([.O6]-[.Z6])/([.Y6]-[.Z6])*0.64*EXP(1.92*([.O6]-[.Z6])/([.Y6]-[.Z6]))+[.S6]*([.R6]-[.Z6])/([.Y6]-[.Z6])*0.64*EXP(1.92*([.R6]-[.Z6])/([.Y6]-[.Z6]))" office:value-type="float" office:value="155.903159689635" calcext:value-type="float">
            <text:p>155,9</text:p>
          </table:table-cell>
          <table:table-cell table:style-name="ce76" table:formula="of:=SUM([.U3:.U6])/28" office:value-type="float" office:value="20.5108664335268" calcext:value-type="float">
            <text:p>20,5108664335268</text:p>
          </table:table-cell>
          <table:table-cell table:style-name="ce79" table:formula="of:=([.U6]/7)/[.V6]" office:value-type="float" office:value="1.08585758811519" calcext:value-type="float">
            <text:p>1,08585758811519</text:p>
          </table:table-cell>
          <table:table-cell table:style-name="ce76" table:formula="of:=[.V6]-([.U6]/7)" office:value-type="float" office:value="-1.76101352213531" calcext:value-type="float">
            <text:p>-1,76101352213531</text:p>
          </table:table-cell>
          <table:table-cell table:style-name="ce84" office:value-type="float" office:value="193" calcext:value-type="float">
            <text:p>193,0</text:p>
          </table:table-cell>
          <table:table-cell table:style-name="ce92" office:value-type="float" office:value="60" calcext:value-type="float">
            <text:p>60,0</text:p>
          </table:table-cell>
          <table:table-cell table:style-name="ce91" office:value-type="string" calcext:value-type="string">
            <text:p>durée*intensité*0,64*exp(1,92*intensité)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 table:number-columns-spanned="1" table:number-rows-spanned="4">
            <text:p>Prépa. Générale</text:p>
          </table:table-cell>
          <table:table-cell table:style-name="ce16" office:value-type="date" office:date-value="2020-08-03" calcext:value-type="date">
            <text:p>03/08/2020</text:p>
          </table:table-cell>
          <table:table-cell table:style-name="ce16" office:value-type="date" office:date-value="2020-08-09" calcext:value-type="date">
            <text:p>09/08/2020</text:p>
          </table:table-cell>
          <table:table-cell table:style-name="ce32" office:value-type="string" calcext:value-type="string">
            <text:p>2*8*30/30 r=3’</text:p>
          </table:table-cell>
          <table:table-cell table:style-name="ce32" office:value-type="float" office:value="7.16" calcext:value-type="float">
            <text:p>7,2</text:p>
          </table:table-cell>
          <table:table-cell table:style-name="ce32" office:value-type="float" office:value="160" calcext:value-type="float">
            <text:p>160,0</text:p>
          </table:table-cell>
          <table:table-cell table:style-name="ce32" office:value-type="float" office:value="44" calcext:value-type="float">
            <text:p>44,0</text:p>
          </table:table-cell>
          <table:table-cell table:style-name="ce44" table:number-columns-repeated="3"/>
          <table:table-cell table:style-name="ce48" table:number-columns-repeated="3"/>
          <table:table-cell table:style-name="ce52" office:value-type="float" office:value="11.61" calcext:value-type="float">
            <text:p>11,6</text:p>
          </table:table-cell>
          <table:table-cell table:style-name="ce52" office:value-type="float" office:value="159" calcext:value-type="float">
            <text:p>159,0</text:p>
          </table:table-cell>
          <table:table-cell table:style-name="ce52" office:value-type="float" office:value="27.5" calcext:value-type="float">
            <text:p>27,5</text:p>
          </table:table-cell>
          <table:table-cell table:style-name="ce52" office:value-type="float" office:value="68.89" calcext:value-type="float">
            <text:p>68,9</text:p>
          </table:table-cell>
          <table:table-cell table:style-name="ce52" office:value-type="float" office:value="122" calcext:value-type="float">
            <text:p>122,0</text:p>
          </table:table-cell>
          <table:table-cell table:style-name="ce52" office:value-type="float" office:value="201" calcext:value-type="float">
            <text:p>201,0</text:p>
          </table:table-cell>
          <table:table-cell table:style-name="ce48" table:formula="of:=[.E7]+[.H7]+[.K7]+[.N7]+[.Q7]/3" office:value-type="float" office:value="41.7333333333333" calcext:value-type="float">
            <text:p>41,7</text:p>
          </table:table-cell>
          <table:table-cell table:style-name="ce66" table:formula="of:=[.G7]*([.F7]-[.Z7])/([.Y7]-[.Z7])*0.64*EXP(1.92*([.F7]-[.Z7])/([.Y7]-[.Z7]))+[.J7]*([.I7]-[.Z7])/([.Y7]-[.Z7])*0.64*EXP(1.92*([.I7]-[.Z7])/([.Y7]-[.Z7]))+[.M7]*([.L7]-[.Z7])/([.Y7]-[.Z7])*0.64*EXP(1.92*([.L7]-[.Z7])/([.Y7]-[.Z7]))+[.P7]*([.O7]-[.Z7])/([.Y7]-[.Z7])*0.64*EXP(1.92*([.O7]-[.Z7])/([.Y7]-[.Z7]))+[.S7]*([.R7]-[.Z7])/([.Y7]-[.Z7])*0.64*EXP(1.92*([.R7]-[.Z7])/([.Y7]-[.Z7]))" office:value-type="float" office:value="291.152623446744" calcext:value-type="float">
            <text:p>291,2</text:p>
          </table:table-cell>
          <table:table-cell table:style-name="ce76" table:formula="of:=SUM([.U4:.U7])/28" office:value-type="float" office:value="27.19403262483" calcext:value-type="float">
            <text:p>27,19403262483</text:p>
          </table:table-cell>
          <table:table-cell table:style-name="ce79" table:formula="of:=([.U7]/7)/[.V7]" office:value-type="float" office:value="1.52949849309903" calcext:value-type="float">
            <text:p>1,52949849309903</text:p>
          </table:table-cell>
          <table:table-cell table:style-name="ce76" table:formula="of:=[.V7]-([.U7]/7)" office:value-type="float" office:value="-14.3991992961334" calcext:value-type="float">
            <text:p>-14,3991992961334</text:p>
          </table:table-cell>
          <table:table-cell table:style-name="ce84" office:value-type="float" office:value="193" calcext:value-type="float">
            <text:p>193,0</text:p>
          </table:table-cell>
          <table:table-cell table:style-name="ce92" office:value-type="float" office:value="60" calcext:value-type="float">
            <text:p>60,0</text:p>
          </table:table-cell>
          <table:table-cell table:style-name="ce58" office:value-type="string" calcext:value-type="string">
            <text:p><text:a xlink:href="https://courir-comme-un-pro.fr/calcul-de-la-charge-dentrainement/" xlink:type="simple">https://courir-comme-un-pro.fr/calcul-de-la-charge-dentrainement/</text:a></text:p>
          </table:table-cell>
          <table:table-cell table:number-columns-repeated="997"/>
        </table:table-row>
        <table:table-row table:style-name="ro1">
          <table:covered-table-cell table:style-name="ce8"/>
          <table:table-cell table:style-name="ce16" office:value-type="date" office:date-value="2020-08-10" calcext:value-type="date">
            <text:p>10/08/2020</text:p>
          </table:table-cell>
          <table:table-cell table:style-name="ce16" office:value-type="date" office:date-value="2020-08-16" calcext:value-type="date">
            <text:p>16/08/2020</text:p>
          </table:table-cell>
          <table:table-cell table:style-name="ce32" office:value-type="string" calcext:value-type="string">
            <text:p>2*10*30/30 r=3’</text:p>
          </table:table-cell>
          <table:table-cell table:style-name="ce32" office:value-type="float" office:value="8" calcext:value-type="float">
            <text:p>8,0</text:p>
          </table:table-cell>
          <table:table-cell table:style-name="ce32" table:number-columns-repeated="2"/>
          <table:table-cell table:style-name="ce36" table:number-columns-repeated="3"/>
          <table:table-cell table:style-name="ce49" office:value-type="float" office:value="15" calcext:value-type="float">
            <text:p>15,0</text:p>
          </table:table-cell>
          <table:table-cell table:style-name="ce49" table:number-columns-repeated="2"/>
          <table:table-cell table:style-name="ce55" office:value-type="float" office:value="20" calcext:value-type="float">
            <text:p>20,0</text:p>
          </table:table-cell>
          <table:table-cell table:style-name="ce55" office:value-type="float" office:value="160" calcext:value-type="float">
            <text:p>160,0</text:p>
          </table:table-cell>
          <table:table-cell table:style-name="ce55" office:value-type="float" office:value="120" calcext:value-type="float">
            <text:p>120,0</text:p>
          </table:table-cell>
          <table:table-cell table:style-name="ce52" office:value-type="float" office:value="39" calcext:value-type="float">
            <text:p>39,0</text:p>
          </table:table-cell>
          <table:table-cell table:style-name="ce52" office:value-type="float" office:value="130" calcext:value-type="float">
            <text:p>130,0</text:p>
          </table:table-cell>
          <table:table-cell table:style-name="ce52" office:value-type="float" office:value="70" calcext:value-type="float">
            <text:p>70,0</text:p>
          </table:table-cell>
          <table:table-cell table:style-name="ce48" table:formula="of:=[.E8]+[.H8]+[.K8]+[.N8]+[.Q8]/3" office:value-type="float" office:value="56" calcext:value-type="float">
            <text:p>56,0</text:p>
          </table:table-cell>
          <table:table-cell table:style-name="ce66" table:formula="of:=[.G8]*([.F8]-[.Z8])/([.Y8]-[.Z8])*0.64*EXP(1.92*([.F8]-[.Z8])/([.Y8]-[.Z8]))+[.J8]*([.I8]-[.Z8])/([.Y8]-[.Z8])*0.64*EXP(1.92*([.I8]-[.Z8])/([.Y8]-[.Z8]))+[.M8]*([.L8]-[.Z8])/([.Y8]-[.Z8])*0.64*EXP(1.92*([.L8]-[.Z8])/([.Y8]-[.Z8]))+[.P8]*([.O8]-[.Z8])/([.Y8]-[.Z8])*0.64*EXP(1.92*([.O8]-[.Z8])/([.Y8]-[.Z8]))+[.S8]*([.R8]-[.Z8])/([.Y8]-[.Z8])*0.64*EXP(1.92*([.R8]-[.Z8])/([.Y8]-[.Z8]))" office:value-type="float" office:value="309.375031262708" calcext:value-type="float">
            <text:p>309,4</text:p>
          </table:table-cell>
          <table:table-cell table:style-name="ce76" table:formula="of:=SUM([.U5:.U8])/28" office:value-type="float" office:value="35.0839253225428" calcext:value-type="float">
            <text:p>35,0839253225428</text:p>
          </table:table-cell>
          <table:table-cell table:style-name="ce79" table:formula="of:=([.U8]/7)/[.V8]" office:value-type="float" office:value="1.25973455453492" calcext:value-type="float">
            <text:p>1,25973455453492</text:p>
          </table:table-cell>
          <table:table-cell table:style-name="ce76" table:formula="of:=[.V8]-([.U8]/7)" office:value-type="float" office:value="-9.11250771498692" calcext:value-type="float">
            <text:p>-9,11250771498692</text:p>
          </table:table-cell>
          <table:table-cell table:style-name="ce83" office:value-type="float" office:value="193" calcext:value-type="float">
            <text:p>193,0</text:p>
          </table:table-cell>
          <table:table-cell table:style-name="ce92" office:value-type="float" office:value="60" calcext:value-type="float">
            <text:p>60,0</text:p>
          </table:table-cell>
          <table:table-cell table:number-columns-repeated="998"/>
        </table:table-row>
        <table:table-row table:style-name="ro6">
          <table:covered-table-cell table:style-name="ce8"/>
          <table:table-cell table:style-name="ce16" office:value-type="date" office:date-value="2020-08-17" calcext:value-type="date">
            <text:p>17/08/2020</text:p>
          </table:table-cell>
          <table:table-cell table:style-name="ce16" office:value-type="date" office:date-value="2020-08-23" calcext:value-type="date">
            <text:p>23/08/2020</text:p>
          </table:table-cell>
          <table:table-cell table:style-name="ce32" office:value-type="string" calcext:value-type="string">
            <text:p>1’2’3’4’5’4’3’2’1’ r=1/2 tps</text:p>
          </table:table-cell>
          <table:table-cell table:style-name="ce32" table:number-columns-repeated="3"/>
          <table:table-cell table:style-name="ce46" office:value-type="float" office:value="11" calcext:value-type="float">
            <text:p>11,0</text:p>
          </table:table-cell>
          <table:table-cell table:style-name="ce46" table:number-columns-repeated="2"/>
          <table:table-cell table:style-name="ce49" table:formula="of:=[.K8]+5/100*[.K8]" office:value-type="float" office:value="15.75" calcext:value-type="float">
            <text:p>15,8</text:p>
          </table:table-cell>
          <table:table-cell table:style-name="ce49" table:number-columns-repeated="2"/>
          <table:table-cell table:style-name="ce55" table:formula="of:=[.N8]+5/100*[.N8]" office:value-type="float" office:value="21" calcext:value-type="float">
            <text:p>21,0</text:p>
          </table:table-cell>
          <table:table-cell table:style-name="ce55" table:number-columns-repeated="2"/>
          <table:table-cell table:style-name="ce36" table:number-columns-repeated="3"/>
          <table:table-cell table:style-name="ce48" table:formula="of:=[.E9]+[.H9]+[.K9]+[.N9]+[.Q9]/3" office:value-type="float" office:value="47.75" calcext:value-type="float">
            <text:p>47,8</text:p>
          </table:table-cell>
          <table:table-cell table:style-name="ce66" table:formula="of:=[.G9]*([.F9]-[.W9])/([.V9]-[.W9])*0.64*EXP(1.92*([.F9]-[.W9])/([.V9]-[.W9]))+[.J9]*([.I9]-[.W9])/([.V9]-[.W9])*0.64*EXP(1.92*([.I9]-[.W9])/([.V9]-[.W9]))+[.M9]*([.L9]-[.W9])/([.V9]-[.W9])*0.64*EXP(1.92*([.L9]-[.W9])/([.V9]-[.W9]))+[.P9]*([.O9]-[.W9])/([.V9]-[.W9])*0.64*EXP(1.92*([.O9]-[.W9])/([.V9]-[.W9]))+[.S9]*([.R9]-[.W9])/([.V9]-[.W9])*0.64*EXP(1.92*([.R9]-[.W9])/([.V9]-[.W9]))" office:value-type="string" office:string-value="" calcext:value-type="error">
            <text:p>Err :522</text:p>
          </table:table-cell>
          <table:table-cell table:style-name="ce76" table:formula="of:=SUM([.U6:.U9])/28" office:value-type="string" office:string-value="" calcext:value-type="error">
            <text:p>Err :522</text:p>
          </table:table-cell>
          <table:table-cell table:style-name="ce81" table:formula="of:=([.U9]/7)/[.V9]" office:value-type="string" office:string-value="" calcext:value-type="error">
            <text:p>Err :522</text:p>
          </table:table-cell>
          <table:table-cell table:style-name="ce76" table:formula="of:=[.V9]-([.U9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style-name="ce29" office:value-type="string" calcext:value-type="string" table:number-columns-spanned="2" table:number-rows-spanned="1">
            <text:p>Différentes séances à faire</text:p>
          </table:table-cell>
          <table:covered-table-cell table:style-name="ce112"/>
          <table:table-cell table:number-columns-repeated="996"/>
        </table:table-row>
        <table:table-row table:style-name="ro1">
          <table:covered-table-cell table:style-name="ce8"/>
          <table:table-cell table:style-name="ce16" office:value-type="date" office:date-value="2020-08-24" calcext:value-type="date">
            <text:p>24/08/2020</text:p>
          </table:table-cell>
          <table:table-cell table:style-name="ce16" office:value-type="date" office:date-value="2020-08-30" calcext:value-type="date">
            <text:p>30/08/2020</text:p>
          </table:table-cell>
          <table:table-cell table:style-name="ce32" office:value-type="string" calcext:value-type="string">
            <text:p>2*8*45/45 r=2’</text:p>
          </table:table-cell>
          <table:table-cell table:style-name="ce32" table:number-columns-repeated="3"/>
          <table:table-cell table:style-name="ce46" table:formula="of:=[.H9]+5/100*[.H9]" office:value-type="float" office:value="11.55" calcext:value-type="float">
            <text:p>11,6</text:p>
          </table:table-cell>
          <table:table-cell table:style-name="ce46" table:number-columns-repeated="2"/>
          <table:table-cell table:style-name="ce49" table:formula="of:=[.K9]+5/100*[.K9]" office:value-type="float" office:value="16.5375" calcext:value-type="float">
            <text:p>16,5</text:p>
          </table:table-cell>
          <table:table-cell table:style-name="ce49" table:number-columns-repeated="2"/>
          <table:table-cell table:style-name="ce55" table:formula="of:=[.N9]+5/100*[.N9]" office:value-type="float" office:value="22.05" calcext:value-type="float">
            <text:p>22,1</text:p>
          </table:table-cell>
          <table:table-cell table:style-name="ce55" table:number-columns-repeated="2"/>
          <table:table-cell table:style-name="ce36" table:number-columns-repeated="3"/>
          <table:table-cell table:style-name="ce48" table:formula="of:=[.E10]+[.H10]+[.K10]+[.N10]+[.Q10]/3" office:value-type="float" office:value="50.1375" calcext:value-type="float">
            <text:p>50,1</text:p>
          </table:table-cell>
          <table:table-cell table:style-name="ce66" table:formula="of:=[.G10]*([.F10]-[.W10])/([.V10]-[.W10])*0.64*EXP(1.92*([.F10]-[.W10])/([.V10]-[.W10]))+[.J10]*([.I10]-[.W10])/([.V10]-[.W10])*0.64*EXP(1.92*([.I10]-[.W10])/([.V10]-[.W10]))+[.M10]*([.L10]-[.W10])/([.V10]-[.W10])*0.64*EXP(1.92*([.L10]-[.W10])/([.V10]-[.W10]))+[.P10]*([.O10]-[.W10])/([.V10]-[.W10])*0.64*EXP(1.92*([.O10]-[.W10])/([.V10]-[.W10]))+[.S10]*([.R10]-[.W10])/([.V10]-[.W10])*0.64*EXP(1.92*([.R10]-[.W10])/([.V10]-[.W10]))" office:value-type="string" office:string-value="" calcext:value-type="error">
            <text:p>Err :522</text:p>
          </table:table-cell>
          <table:table-cell table:style-name="ce76" table:formula="of:=SUM([.U7:.U10])/28" office:value-type="string" office:string-value="" calcext:value-type="error">
            <text:p>Err :522</text:p>
          </table:table-cell>
          <table:table-cell table:style-name="ce81" table:formula="of:=([.U10]/7)/[.V10]" office:value-type="string" office:string-value="" calcext:value-type="error">
            <text:p>Err :522</text:p>
          </table:table-cell>
          <table:table-cell table:style-name="ce76" table:formula="of:=[.V10]-([.U10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style-name="ce43" office:value-type="string" calcext:value-type="string">
            <text:p>CAP</text:p>
          </table:table-cell>
          <table:table-cell table:style-name="ce43" office:value-type="string" calcext:value-type="string">
            <text:p>Vélo</text:p>
          </table:table-cell>
          <table:table-cell table:number-columns-repeated="996"/>
        </table:table-row>
        <table:table-row table:style-name="ro7">
          <table:table-cell table:style-name="ce6" office:value-type="string" calcext:value-type="string" table:number-columns-spanned="1" table:number-rows-spanned="4">
            <text:p>Développement</text:p>
          </table:table-cell>
          <table:table-cell table:style-name="ce16" office:value-type="date" office:date-value="2020-08-31" calcext:value-type="date">
            <text:p>31/08/2020</text:p>
          </table:table-cell>
          <table:table-cell table:style-name="ce16" office:value-type="date" office:date-value="2020-09-06" calcext:value-type="date">
            <text:p>06/09/2020</text:p>
          </table:table-cell>
          <table:table-cell table:style-name="ce32" office:value-type="string" calcext:value-type="string">
            <text:p>CÔTES 2*6*45’’ r=descente r=2’</text:p>
          </table:table-cell>
          <table:table-cell table:style-name="ce36" table:number-columns-repeated="3"/>
          <table:table-cell table:style-name="ce46" table:formula="of:=[.H10]+5/100*[.H10]" office:value-type="float" office:value="12.1275" calcext:value-type="float">
            <text:p>12,1</text:p>
          </table:table-cell>
          <table:table-cell table:style-name="ce46" table:number-columns-repeated="2"/>
          <table:table-cell table:style-name="ce49" table:formula="of:=[.K10]+5/100*[.K10]" office:value-type="float" office:value="17.364375" calcext:value-type="float">
            <text:p>17,4</text:p>
          </table:table-cell>
          <table:table-cell table:style-name="ce49" table:number-columns-repeated="2"/>
          <table:table-cell table:style-name="ce55" table:formula="of:=[.N10]+5/100*[.N10]" office:value-type="float" office:value="23.1525" calcext:value-type="float">
            <text:p>23,2</text:p>
          </table:table-cell>
          <table:table-cell table:style-name="ce55" table:number-columns-repeated="2"/>
          <table:table-cell table:style-name="ce36" table:number-columns-repeated="3"/>
          <table:table-cell table:style-name="ce48" table:formula="of:=[.E11]+[.H11]+[.K11]+[.N11]+[.Q11]/3" office:value-type="float" office:value="52.644375" calcext:value-type="float">
            <text:p>52,6</text:p>
          </table:table-cell>
          <table:table-cell table:style-name="ce66" table:formula="of:=[.G11]*([.F11]-[.W11])/([.V11]-[.W11])*0.64*EXP(1.92*([.F11]-[.W11])/([.V11]-[.W11]))+[.J11]*([.I11]-[.W11])/([.V11]-[.W11])*0.64*EXP(1.92*([.I11]-[.W11])/([.V11]-[.W11]))+[.M11]*([.L11]-[.W11])/([.V11]-[.W11])*0.64*EXP(1.92*([.L11]-[.W11])/([.V11]-[.W11]))+[.P11]*([.O11]-[.W11])/([.V11]-[.W11])*0.64*EXP(1.92*([.O11]-[.W11])/([.V11]-[.W11]))+[.S11]*([.R11]-[.W11])/([.V11]-[.W11])*0.64*EXP(1.92*([.R11]-[.W11])/([.V11]-[.W11]))" office:value-type="string" office:string-value="" calcext:value-type="error">
            <text:p>Err :522</text:p>
          </table:table-cell>
          <table:table-cell table:style-name="ce76" table:formula="of:=SUM([.U8:.U11])/28" office:value-type="string" office:string-value="" calcext:value-type="error">
            <text:p>Err :522</text:p>
          </table:table-cell>
          <table:table-cell table:style-name="ce81" table:formula="of:=([.U11]/7)/[.V11]" office:value-type="string" office:string-value="" calcext:value-type="error">
            <text:p>Err :522</text:p>
          </table:table-cell>
          <table:table-cell table:style-name="ce76" table:formula="of:=[.V11]-([.U11]/7)" office:value-type="string" office:string-value="" calcext:value-type="error">
            <text:p>Err :522</text:p>
          </table:table-cell>
          <table:table-cell table:style-name="ce85"/>
          <table:table-cell table:style-name="ce95"/>
          <table:table-cell table:style-name="ce53" office:value-type="string" calcext:value-type="string">
            <text:p>2*8*30/30 r=3’</text:p>
          </table:table-cell>
          <table:table-cell table:style-name="ce88" office:value-type="string" calcext:value-type="string">
            <text:p>Récup active</text:p>
            <text:p>1 à 2h avec fréquence pédalage assez haute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6" office:value-type="date" office:date-value="2020-09-07" calcext:value-type="date">
            <text:p>07/09/2020</text:p>
          </table:table-cell>
          <table:table-cell table:style-name="ce16" office:value-type="date" office:date-value="2020-09-13" calcext:value-type="date">
            <text:p>13/09/2020</text:p>
          </table:table-cell>
          <table:table-cell table:style-name="ce32" office:value-type="string" calcext:value-type="string">
            <text:p>CÔTES 10*1’ r=descente</text:p>
          </table:table-cell>
          <table:table-cell table:style-name="ce32" table:number-columns-repeated="3"/>
          <table:table-cell table:style-name="ce46" table:formula="of:=[.H11]+5/100*[.H11]" office:value-type="float" office:value="12.733875" calcext:value-type="float">
            <text:p>12,7</text:p>
          </table:table-cell>
          <table:table-cell table:style-name="ce46" table:number-columns-repeated="2"/>
          <table:table-cell table:style-name="ce49" table:formula="of:=[.K11]+5/100*[.K11]" office:value-type="float" office:value="18.23259375" calcext:value-type="float">
            <text:p>18,2</text:p>
          </table:table-cell>
          <table:table-cell table:style-name="ce49" table:number-columns-repeated="2"/>
          <table:table-cell table:style-name="ce55" table:formula="of:=[.N11]+5/100*[.N11]" office:value-type="float" office:value="24.310125" calcext:value-type="float">
            <text:p>24,3</text:p>
          </table:table-cell>
          <table:table-cell table:style-name="ce55" table:number-columns-repeated="2"/>
          <table:table-cell table:style-name="ce36" table:number-columns-repeated="3"/>
          <table:table-cell table:style-name="ce48" table:formula="of:=[.E12]+[.H12]+[.K12]+[.N12]+[.Q12]/3" office:value-type="float" office:value="55.27659375" calcext:value-type="float">
            <text:p>55,3</text:p>
          </table:table-cell>
          <table:table-cell table:style-name="ce66" table:formula="of:=[.G12]*([.F12]-[.W12])/([.V12]-[.W12])*0.64*EXP(1.92*([.F12]-[.W12])/([.V12]-[.W12]))+[.J12]*([.I12]-[.W12])/([.V12]-[.W12])*0.64*EXP(1.92*([.I12]-[.W12])/([.V12]-[.W12]))+[.M12]*([.L12]-[.W12])/([.V12]-[.W12])*0.64*EXP(1.92*([.L12]-[.W12])/([.V12]-[.W12]))+[.P12]*([.O12]-[.W12])/([.V12]-[.W12])*0.64*EXP(1.92*([.O12]-[.W12])/([.V12]-[.W12]))+[.S12]*([.R12]-[.W12])/([.V12]-[.W12])*0.64*EXP(1.92*([.R12]-[.W12])/([.V12]-[.W12]))" office:value-type="string" office:string-value="" calcext:value-type="error">
            <text:p>Err :522</text:p>
          </table:table-cell>
          <table:table-cell table:style-name="ce76" table:formula="of:=SUM([.U9:.U12])/28" office:value-type="string" office:string-value="" calcext:value-type="error">
            <text:p>Err :522</text:p>
          </table:table-cell>
          <table:table-cell table:style-name="ce81" table:formula="of:=([.U12]/7)/[.V12]" office:value-type="string" office:string-value="" calcext:value-type="error">
            <text:p>Err :522</text:p>
          </table:table-cell>
          <table:table-cell table:style-name="ce76" table:formula="of:=[.V12]-([.U12]/7)" office:value-type="string" office:string-value="" calcext:value-type="error">
            <text:p>Err :522</text:p>
          </table:table-cell>
          <table:table-cell table:style-name="ce85"/>
          <table:table-cell table:style-name="ce95"/>
          <table:table-cell table:style-name="ce53" office:value-type="string" calcext:value-type="string">
            <text:p>2*10*30/30 r=3’</text:p>
          </table:table-cell>
          <table:table-cell office:value-type="string" calcext:value-type="string">
            <text:p>Renforcement</text:p>
            <text:p>30’/45’ échauffement puis 30’ côte sur grand plateau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6" office:value-type="date" office:date-value="2020-09-14" calcext:value-type="date">
            <text:p>14/09/2020</text:p>
          </table:table-cell>
          <table:table-cell table:style-name="ce16" office:value-type="date" office:date-value="2020-09-20" calcext:value-type="date">
            <text:p>20/09/2020</text:p>
          </table:table-cell>
          <table:table-cell table:style-name="ce32" office:value-type="string" calcext:value-type="string">
            <text:p>CÔTES 2*6*45’’ r=descente r=2’</text:p>
          </table:table-cell>
          <table:table-cell table:style-name="ce32" table:number-columns-repeated="3"/>
          <table:table-cell table:style-name="ce46" table:formula="of:=[.H12]+5/100*[.H12]" office:value-type="float" office:value="13.37056875" calcext:value-type="float">
            <text:p>13,4</text:p>
          </table:table-cell>
          <table:table-cell table:style-name="ce46" table:number-columns-repeated="2"/>
          <table:table-cell table:style-name="ce49" table:formula="of:=[.K12]+5/100*[.K12]" office:value-type="float" office:value="19.1442234375" calcext:value-type="float">
            <text:p>19,1</text:p>
          </table:table-cell>
          <table:table-cell table:style-name="ce49" table:number-columns-repeated="2"/>
          <table:table-cell table:style-name="ce55" table:formula="of:=[.N12]+5/100*[.N12]" office:value-type="float" office:value="25.52563125" calcext:value-type="float">
            <text:p>25,5</text:p>
          </table:table-cell>
          <table:table-cell table:style-name="ce55" table:number-columns-repeated="2"/>
          <table:table-cell table:style-name="ce36" table:number-columns-repeated="3"/>
          <table:table-cell table:style-name="ce48" table:formula="of:=[.E13]+[.H13]+[.K13]+[.N13]+[.Q13]/3" office:value-type="float" office:value="58.0404234375" calcext:value-type="float">
            <text:p>58,0</text:p>
          </table:table-cell>
          <table:table-cell table:style-name="ce66" table:formula="of:=[.G13]*([.F13]-[.W13])/([.V13]-[.W13])*0.64*EXP(1.92*([.F13]-[.W13])/([.V13]-[.W13]))+[.J13]*([.I13]-[.W13])/([.V13]-[.W13])*0.64*EXP(1.92*([.I13]-[.W13])/([.V13]-[.W13]))+[.M13]*([.L13]-[.W13])/([.V13]-[.W13])*0.64*EXP(1.92*([.L13]-[.W13])/([.V13]-[.W13]))+[.P13]*([.O13]-[.W13])/([.V13]-[.W13])*0.64*EXP(1.92*([.O13]-[.W13])/([.V13]-[.W13]))+[.S13]*([.R13]-[.W13])/([.V13]-[.W13])*0.64*EXP(1.92*([.R13]-[.W13])/([.V13]-[.W13]))" office:value-type="string" office:string-value="" calcext:value-type="error">
            <text:p>Err :522</text:p>
          </table:table-cell>
          <table:table-cell table:style-name="ce76" table:formula="of:=SUM([.U10:.U13])/28" office:value-type="string" office:string-value="" calcext:value-type="error">
            <text:p>Err :522</text:p>
          </table:table-cell>
          <table:table-cell table:style-name="ce81" table:formula="of:=([.U13]/7)/[.V13]" office:value-type="string" office:string-value="" calcext:value-type="error">
            <text:p>Err :522</text:p>
          </table:table-cell>
          <table:table-cell table:style-name="ce76" table:formula="of:=[.V13]-([.U13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style-name="ce53" office:value-type="string" calcext:value-type="string">
            <text:p>1’2’3’4’5’4’3’2’1’ r=1/2 tps</text:p>
          </table:table-cell>
          <table:table-cell office:value-type="string" calcext:value-type="string">
            <text:p>Pré-fatigue</text:p>
            <text:p>1h30 avec grand braquet puis 1h CAP en endurance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6" office:value-type="date" office:date-value="2020-09-21" calcext:value-type="date">
            <text:p>21/09/2020</text:p>
          </table:table-cell>
          <table:table-cell table:style-name="ce16" office:value-type="date" office:date-value="2020-09-27" calcext:value-type="date">
            <text:p>27/09/2020</text:p>
          </table:table-cell>
          <table:table-cell table:style-name="ce32" office:value-type="string" calcext:value-type="string">
            <text:p>CÔTES 10*1’ r=descente</text:p>
          </table:table-cell>
          <table:table-cell table:style-name="ce32" table:number-columns-repeated="3"/>
          <table:table-cell table:style-name="ce46" table:formula="of:=[.H13]+5/100*[.H13]" office:value-type="float" office:value="14.0390971875" calcext:value-type="float">
            <text:p>14,0</text:p>
          </table:table-cell>
          <table:table-cell table:style-name="ce46" table:number-columns-repeated="2"/>
          <table:table-cell table:style-name="ce49" table:formula="of:=[.K13]+5/100*[.K13]" office:value-type="float" office:value="20.101434609375" calcext:value-type="float">
            <text:p>20,1</text:p>
          </table:table-cell>
          <table:table-cell table:style-name="ce49" table:number-columns-repeated="2"/>
          <table:table-cell table:style-name="ce55" table:formula="of:=[.N13]+5/100*[.N13]" office:value-type="float" office:value="26.8019128125" calcext:value-type="float">
            <text:p>26,8</text:p>
          </table:table-cell>
          <table:table-cell table:style-name="ce55" table:number-columns-repeated="2"/>
          <table:table-cell table:style-name="ce36" table:number-columns-repeated="3"/>
          <table:table-cell table:style-name="ce48" table:formula="of:=[.E14]+[.H14]+[.K14]+[.N14]+[.Q14]/3" office:value-type="float" office:value="60.942444609375" calcext:value-type="float">
            <text:p>60,9</text:p>
          </table:table-cell>
          <table:table-cell table:style-name="ce66" table:formula="of:=[.G14]*([.F14]-[.W14])/([.V14]-[.W14])*0.64*EXP(1.92*([.F14]-[.W14])/([.V14]-[.W14]))+[.J14]*([.I14]-[.W14])/([.V14]-[.W14])*0.64*EXP(1.92*([.I14]-[.W14])/([.V14]-[.W14]))+[.M14]*([.L14]-[.W14])/([.V14]-[.W14])*0.64*EXP(1.92*([.L14]-[.W14])/([.V14]-[.W14]))+[.P14]*([.O14]-[.W14])/([.V14]-[.W14])*0.64*EXP(1.92*([.O14]-[.W14])/([.V14]-[.W14]))+[.S14]*([.R14]-[.W14])/([.V14]-[.W14])*0.64*EXP(1.92*([.R14]-[.W14])/([.V14]-[.W14]))" office:value-type="string" office:string-value="" calcext:value-type="error">
            <text:p>Err :522</text:p>
          </table:table-cell>
          <table:table-cell table:style-name="ce76" table:formula="of:=SUM([.U11:.U14])/28" office:value-type="string" office:string-value="" calcext:value-type="error">
            <text:p>Err :522</text:p>
          </table:table-cell>
          <table:table-cell table:style-name="ce81" table:formula="of:=([.U14]/7)/[.V14]" office:value-type="string" office:string-value="" calcext:value-type="error">
            <text:p>Err :522</text:p>
          </table:table-cell>
          <table:table-cell table:style-name="ce76" table:formula="of:=[.V14]-([.U14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style-name="ce53" office:value-type="string" calcext:value-type="string">
            <text:p>2*8*45/45 r=2’</text:p>
          </table:table-cell>
          <table:table-cell office:value-type="string" calcext:value-type="string">
            <text:p>Régénération</text:p>
            <text:p>Après compétition, sortie récup 4 jours après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 table:number-columns-spanned="1" table:number-rows-spanned="4">
            <text:p>Spécifique</text:p>
          </table:table-cell>
          <table:table-cell table:style-name="ce16" office:value-type="date" office:date-value="2020-09-28" calcext:value-type="date">
            <text:p>28/09/2020</text:p>
          </table:table-cell>
          <table:table-cell table:style-name="ce16" office:value-type="date" office:date-value="2020-10-04" calcext:value-type="date">
            <text:p>04/10/2020</text:p>
          </table:table-cell>
          <table:table-cell table:style-name="ce32" office:value-type="string" calcext:value-type="string">
            <text:p>10 avec 2*15’ all2</text:p>
          </table:table-cell>
          <table:table-cell table:style-name="ce32" office:value-type="float" office:value="10" calcext:value-type="float">
            <text:p>10,0</text:p>
          </table:table-cell>
          <table:table-cell table:style-name="ce32" table:number-columns-repeated="2"/>
          <table:table-cell table:style-name="ce46" table:formula="of:=[.H14]+5/100*[.H14]" office:value-type="float" office:value="14.741052046875" calcext:value-type="float">
            <text:p>14,7</text:p>
          </table:table-cell>
          <table:table-cell table:style-name="ce46" table:number-columns-repeated="2"/>
          <table:table-cell table:style-name="ce49" table:formula="of:=[.K14]+5/100*[.K14]" office:value-type="float" office:value="21.1065063398437" calcext:value-type="float">
            <text:p>21,1</text:p>
          </table:table-cell>
          <table:table-cell table:style-name="ce36" table:number-columns-repeated="5"/>
          <table:table-cell table:style-name="ce52" office:value-type="float" office:value="50" calcext:value-type="float">
            <text:p>50,0</text:p>
          </table:table-cell>
          <table:table-cell table:style-name="ce52" table:number-columns-repeated="2"/>
          <table:table-cell table:style-name="ce48" table:formula="of:=[.E15]+[.H15]+[.K15]+[.N15]+[.Q15]/3" office:value-type="float" office:value="62.5142250533854" calcext:value-type="float">
            <text:p>62,5</text:p>
          </table:table-cell>
          <table:table-cell table:style-name="ce66" table:formula="of:=[.G15]*([.F15]-[.W15])/([.V15]-[.W15])*0.64*EXP(1.92*([.F15]-[.W15])/([.V15]-[.W15]))+[.J15]*([.I15]-[.W15])/([.V15]-[.W15])*0.64*EXP(1.92*([.I15]-[.W15])/([.V15]-[.W15]))+[.M15]*([.L15]-[.W15])/([.V15]-[.W15])*0.64*EXP(1.92*([.L15]-[.W15])/([.V15]-[.W15]))+[.P15]*([.O15]-[.W15])/([.V15]-[.W15])*0.64*EXP(1.92*([.O15]-[.W15])/([.V15]-[.W15]))+[.S15]*([.R15]-[.W15])/([.V15]-[.W15])*0.64*EXP(1.92*([.R15]-[.W15])/([.V15]-[.W15]))" office:value-type="string" office:string-value="" calcext:value-type="error">
            <text:p>Err :522</text:p>
          </table:table-cell>
          <table:table-cell table:style-name="ce76" table:formula="of:=SUM([.U12:.U15])/28" office:value-type="string" office:string-value="" calcext:value-type="error">
            <text:p>Err :522</text:p>
          </table:table-cell>
          <table:table-cell table:style-name="ce81" table:formula="of:=([.U15]/7)/[.V15]" office:value-type="string" office:string-value="" calcext:value-type="error">
            <text:p>Err :522</text:p>
          </table:table-cell>
          <table:table-cell table:style-name="ce76" table:formula="of:=[.V15]-([.U15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style-name="ce53" office:value-type="string" calcext:value-type="string">
            <text:p>CÔTES 2*6*45’’ r=descente r=2’</text:p>
          </table:table-cell>
          <table:table-cell table:number-columns-repeated="997"/>
        </table:table-row>
        <table:table-row table:style-name="ro1">
          <table:covered-table-cell table:style-name="ce8"/>
          <table:table-cell table:style-name="ce16" office:value-type="date" office:date-value="2020-10-05" calcext:value-type="date">
            <text:p>05/10/2020</text:p>
          </table:table-cell>
          <table:table-cell table:style-name="ce16" office:value-type="date" office:date-value="2020-10-11" calcext:value-type="date">
            <text:p>11/10/2020</text:p>
          </table:table-cell>
          <table:table-cell table:style-name="ce32" office:value-type="string" calcext:value-type="string">
            <text:p>11 avec 2*15’ all2</text:p>
          </table:table-cell>
          <table:table-cell table:style-name="ce32" office:value-type="float" office:value="11" calcext:value-type="float">
            <text:p>11,0</text:p>
          </table:table-cell>
          <table:table-cell table:style-name="ce32" table:number-columns-repeated="2"/>
          <table:table-cell table:style-name="ce46" table:formula="of:=[.H12]+5/100*[.H12]" office:value-type="float" office:value="13.37056875" calcext:value-type="float">
            <text:p>13,4</text:p>
          </table:table-cell>
          <table:table-cell table:style-name="ce46" table:number-columns-repeated="2"/>
          <table:table-cell table:style-name="ce49" table:formula="of:=[.K12]+5/100*[.K12]" office:value-type="float" office:value="19.1442234375" calcext:value-type="float">
            <text:p>19,1</text:p>
          </table:table-cell>
          <table:table-cell table:style-name="ce49" table:number-columns-repeated="2"/>
          <table:table-cell table:style-name="ce55" table:formula="of:=[.N12]+5/100*[.N12]" office:value-type="float" office:value="25.52563125" calcext:value-type="float">
            <text:p>25,5</text:p>
          </table:table-cell>
          <table:table-cell table:style-name="ce55" table:number-columns-repeated="2"/>
          <table:table-cell table:style-name="ce36" table:number-columns-repeated="3"/>
          <table:table-cell table:style-name="ce48" table:formula="of:=[.E16]+[.H16]+[.K16]+[.N16]+[.Q16]/3" office:value-type="float" office:value="69.0404234375" calcext:value-type="float">
            <text:p>69,0</text:p>
          </table:table-cell>
          <table:table-cell table:style-name="ce66" table:formula="of:=[.G16]*([.F16]-[.W16])/([.V16]-[.W16])*0.64*EXP(1.92*([.F16]-[.W16])/([.V16]-[.W16]))+[.J16]*([.I16]-[.W16])/([.V16]-[.W16])*0.64*EXP(1.92*([.I16]-[.W16])/([.V16]-[.W16]))+[.M16]*([.L16]-[.W16])/([.V16]-[.W16])*0.64*EXP(1.92*([.L16]-[.W16])/([.V16]-[.W16]))+[.P16]*([.O16]-[.W16])/([.V16]-[.W16])*0.64*EXP(1.92*([.O16]-[.W16])/([.V16]-[.W16]))+[.S16]*([.R16]-[.W16])/([.V16]-[.W16])*0.64*EXP(1.92*([.R16]-[.W16])/([.V16]-[.W16]))" office:value-type="string" office:string-value="" calcext:value-type="error">
            <text:p>Err :522</text:p>
          </table:table-cell>
          <table:table-cell table:style-name="ce76" table:formula="of:=SUM([.U13:.U16])/28" office:value-type="string" office:string-value="" calcext:value-type="error">
            <text:p>Err :522</text:p>
          </table:table-cell>
          <table:table-cell table:style-name="ce81" table:formula="of:=([.U16]/7)/[.V16]" office:value-type="string" office:string-value="" calcext:value-type="error">
            <text:p>Err :522</text:p>
          </table:table-cell>
          <table:table-cell table:style-name="ce76" table:formula="of:=[.V16]-([.U16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style-name="ce53" office:value-type="string" calcext:value-type="string">
            <text:p>CÔTES 10*1’ r=descente</text:p>
          </table:table-cell>
          <table:table-cell table:number-columns-repeated="997"/>
        </table:table-row>
        <table:table-row table:style-name="ro1">
          <table:covered-table-cell table:style-name="ce8"/>
          <table:table-cell table:style-name="ce16" office:value-type="date" office:date-value="2020-10-12" calcext:value-type="date">
            <text:p>12/10/2020</text:p>
          </table:table-cell>
          <table:table-cell table:style-name="ce16" office:value-type="date" office:date-value="2020-10-18" calcext:value-type="date">
            <text:p>18/10/2020</text:p>
          </table:table-cell>
          <table:table-cell table:style-name="ce32" office:value-type="string" calcext:value-type="string">
            <text:p>12 avec 2*15’ all2</text:p>
          </table:table-cell>
          <table:table-cell table:style-name="ce32" office:value-type="float" office:value="12" calcext:value-type="float">
            <text:p>12,0</text:p>
          </table:table-cell>
          <table:table-cell table:style-name="ce32" table:number-columns-repeated="2"/>
          <table:table-cell table:style-name="ce46" table:formula="of:=[.H13]+10/100*[.H13]" office:value-type="float" office:value="14.707625625" calcext:value-type="float">
            <text:p>14,7</text:p>
          </table:table-cell>
          <table:table-cell table:style-name="ce46" table:number-columns-repeated="2"/>
          <table:table-cell table:style-name="ce49" table:formula="of:=[.K13]+10/100*[.K13]" office:value-type="float" office:value="21.05864578125" calcext:value-type="float">
            <text:p>21,1</text:p>
          </table:table-cell>
          <table:table-cell table:style-name="ce49" table:number-columns-repeated="2"/>
          <table:table-cell table:style-name="ce55" table:formula="of:=[.N13]+10/100*[.N13]" office:value-type="float" office:value="28.078194375" calcext:value-type="float">
            <text:p>28,1</text:p>
          </table:table-cell>
          <table:table-cell table:style-name="ce55" table:number-columns-repeated="2"/>
          <table:table-cell table:style-name="ce36" table:number-columns-repeated="3"/>
          <table:table-cell table:style-name="ce48" table:formula="of:=[.E17]+[.H17]+[.K17]+[.N17]+[.Q17]/3" office:value-type="float" office:value="75.84446578125" calcext:value-type="float">
            <text:p>75,8</text:p>
          </table:table-cell>
          <table:table-cell table:style-name="ce66" table:formula="of:=[.G17]*([.F17]-[.W17])/([.V17]-[.W17])*0.64*EXP(1.92*([.F17]-[.W17])/([.V17]-[.W17]))+[.J17]*([.I17]-[.W17])/([.V17]-[.W17])*0.64*EXP(1.92*([.I17]-[.W17])/([.V17]-[.W17]))+[.M17]*([.L17]-[.W17])/([.V17]-[.W17])*0.64*EXP(1.92*([.L17]-[.W17])/([.V17]-[.W17]))+[.P17]*([.O17]-[.W17])/([.V17]-[.W17])*0.64*EXP(1.92*([.O17]-[.W17])/([.V17]-[.W17]))+[.S17]*([.R17]-[.W17])/([.V17]-[.W17])*0.64*EXP(1.92*([.R17]-[.W17])/([.V17]-[.W17]))" office:value-type="string" office:string-value="" calcext:value-type="error">
            <text:p>Err :522</text:p>
          </table:table-cell>
          <table:table-cell table:style-name="ce76" table:formula="of:=SUM([.U14:.U17])/28" office:value-type="string" office:string-value="" calcext:value-type="error">
            <text:p>Err :522</text:p>
          </table:table-cell>
          <table:table-cell table:style-name="ce81" table:formula="of:=([.U17]/7)/[.V17]" office:value-type="string" office:string-value="" calcext:value-type="error">
            <text:p>Err :522</text:p>
          </table:table-cell>
          <table:table-cell table:style-name="ce76" table:formula="of:=[.V17]-([.U17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style-name="ce53" office:value-type="string" calcext:value-type="string">
            <text:p>10 avec 2*15’ all2</text:p>
          </table:table-cell>
          <table:table-cell table:number-columns-repeated="997"/>
        </table:table-row>
        <table:table-row table:style-name="ro1">
          <table:covered-table-cell table:style-name="ce8"/>
          <table:table-cell table:style-name="ce16" office:value-type="date" office:date-value="2020-10-19" calcext:value-type="date">
            <text:p>19/10/2020</text:p>
          </table:table-cell>
          <table:table-cell table:style-name="ce16" office:value-type="date" office:date-value="2020-10-25" calcext:value-type="date">
            <text:p>25/10/2020</text:p>
          </table:table-cell>
          <table:table-cell table:style-name="ce32" office:value-type="string" calcext:value-type="string">
            <text:p>13 avec 2*15’ all2</text:p>
          </table:table-cell>
          <table:table-cell table:style-name="ce32" office:value-type="float" office:value="13" calcext:value-type="float">
            <text:p>13,0</text:p>
          </table:table-cell>
          <table:table-cell table:style-name="ce32" table:number-columns-repeated="2"/>
          <table:table-cell table:style-name="ce46" table:formula="of:=[.H14]+10/100*[.H14]" office:value-type="float" office:value="15.44300690625" calcext:value-type="float">
            <text:p>15,4</text:p>
          </table:table-cell>
          <table:table-cell table:style-name="ce46" table:number-columns-repeated="2"/>
          <table:table-cell table:style-name="ce49" table:formula="of:=[.K14]+10/100*[.K14]" office:value-type="float" office:value="22.1115780703125" calcext:value-type="float">
            <text:p>22,1</text:p>
          </table:table-cell>
          <table:table-cell table:style-name="ce49" table:number-columns-repeated="2"/>
          <table:table-cell table:style-name="ce55" table:formula="of:=[.N14]+10/100*[.N14]" office:value-type="float" office:value="29.48210409375" calcext:value-type="float">
            <text:p>29,5</text:p>
          </table:table-cell>
          <table:table-cell table:style-name="ce55" table:number-columns-repeated="2"/>
          <table:table-cell table:style-name="ce36" table:number-columns-repeated="3"/>
          <table:table-cell table:style-name="ce48" table:formula="of:=[.E18]+[.H18]+[.K18]+[.N18]+[.Q18]/3" office:value-type="float" office:value="80.0366890703125" calcext:value-type="float">
            <text:p>80,0</text:p>
          </table:table-cell>
          <table:table-cell table:style-name="ce66" table:formula="of:=[.G18]*([.F18]-[.W18])/([.V18]-[.W18])*0.64*EXP(1.92*([.F18]-[.W18])/([.V18]-[.W18]))+[.J18]*([.I18]-[.W18])/([.V18]-[.W18])*0.64*EXP(1.92*([.I18]-[.W18])/([.V18]-[.W18]))+[.M18]*([.L18]-[.W18])/([.V18]-[.W18])*0.64*EXP(1.92*([.L18]-[.W18])/([.V18]-[.W18]))+[.P18]*([.O18]-[.W18])/([.V18]-[.W18])*0.64*EXP(1.92*([.O18]-[.W18])/([.V18]-[.W18]))+[.S18]*([.R18]-[.W18])/([.V18]-[.W18])*0.64*EXP(1.92*([.R18]-[.W18])/([.V18]-[.W18]))" office:value-type="string" office:string-value="" calcext:value-type="error">
            <text:p>Err :522</text:p>
          </table:table-cell>
          <table:table-cell table:style-name="ce76" table:formula="of:=SUM([.U15:.U18])/28" office:value-type="string" office:string-value="" calcext:value-type="error">
            <text:p>Err :522</text:p>
          </table:table-cell>
          <table:table-cell table:style-name="ce81" table:formula="of:=([.U18]/7)/[.V18]" office:value-type="string" office:string-value="" calcext:value-type="error">
            <text:p>Err :522</text:p>
          </table:table-cell>
          <table:table-cell table:style-name="ce76" table:formula="of:=[.V18]-([.U18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1" table:number-rows-spanned="2">
            <text:p>Affûtage</text:p>
          </table:table-cell>
          <table:table-cell table:style-name="ce16" office:value-type="date" office:date-value="2020-10-26" calcext:value-type="date">
            <text:p>26/10/2020</text:p>
          </table:table-cell>
          <table:table-cell table:style-name="ce16" office:value-type="date" office:date-value="2020-11-01" calcext:value-type="date">
            <text:p>01/11/2020</text:p>
          </table:table-cell>
          <table:table-cell table:style-name="ce34" office:value-type="float" office:value="0" calcext:value-type="float">
            <text:p>0,0</text:p>
          </table:table-cell>
          <table:table-cell table:style-name="ce34" table:number-columns-repeated="3"/>
          <table:table-cell table:style-name="ce46" office:value-type="float" office:value="8" calcext:value-type="float">
            <text:p>8,0</text:p>
          </table:table-cell>
          <table:table-cell table:style-name="ce46" table:number-columns-repeated="2"/>
          <table:table-cell table:style-name="ce49" office:value-type="float" office:value="10" calcext:value-type="float">
            <text:p>10,0</text:p>
          </table:table-cell>
          <table:table-cell table:style-name="ce49" table:number-columns-repeated="2"/>
          <table:table-cell table:style-name="ce55" office:value-type="float" office:value="8" calcext:value-type="float">
            <text:p>8,0</text:p>
          </table:table-cell>
          <table:table-cell table:style-name="ce55" table:number-columns-repeated="2"/>
          <table:table-cell table:style-name="ce52" office:value-type="float" office:value="30" calcext:value-type="float">
            <text:p>30,0</text:p>
          </table:table-cell>
          <table:table-cell table:style-name="ce52" table:number-columns-repeated="2"/>
          <table:table-cell table:style-name="ce48" table:formula="of:=[.E19]+[.H19]+[.K19]+[.N19]+[.Q19]/3" office:value-type="float" office:value="36" calcext:value-type="float">
            <text:p>36,0</text:p>
          </table:table-cell>
          <table:table-cell table:style-name="ce66" table:formula="of:=[.G19]*([.F19]-[.W19])/([.V19]-[.W19])*0.64*EXP(1.92*([.F19]-[.W19])/([.V19]-[.W19]))+[.J19]*([.I19]-[.W19])/([.V19]-[.W19])*0.64*EXP(1.92*([.I19]-[.W19])/([.V19]-[.W19]))+[.M19]*([.L19]-[.W19])/([.V19]-[.W19])*0.64*EXP(1.92*([.L19]-[.W19])/([.V19]-[.W19]))+[.P19]*([.O19]-[.W19])/([.V19]-[.W19])*0.64*EXP(1.92*([.O19]-[.W19])/([.V19]-[.W19]))+[.S19]*([.R19]-[.W19])/([.V19]-[.W19])*0.64*EXP(1.92*([.R19]-[.W19])/([.V19]-[.W19]))" office:value-type="string" office:string-value="" calcext:value-type="error">
            <text:p>Err :522</text:p>
          </table:table-cell>
          <table:table-cell table:style-name="ce76" table:formula="of:=SUM([.U16:.U19])/28" office:value-type="string" office:string-value="" calcext:value-type="error">
            <text:p>Err :522</text:p>
          </table:table-cell>
          <table:table-cell table:style-name="ce81" table:formula="of:=([.U19]/7)/[.V19]" office:value-type="string" office:string-value="" calcext:value-type="error">
            <text:p>Err :522</text:p>
          </table:table-cell>
          <table:table-cell table:style-name="ce76" table:formula="of:=[.V19]-([.U19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number-columns-repeated="998"/>
        </table:table-row>
        <table:table-row table:style-name="ro1">
          <table:covered-table-cell table:style-name="ce8"/>
          <table:table-cell table:style-name="ce16" office:value-type="date" office:date-value="2020-11-02" calcext:value-type="date">
            <text:p>02/11/2020</text:p>
          </table:table-cell>
          <table:table-cell table:style-name="ce16" office:value-type="date" office:date-value="2020-11-08" calcext:value-type="date">
            <text:p>08/11/2020</text:p>
          </table:table-cell>
          <table:table-cell table:style-name="ce32" office:value-type="string" calcext:value-type="string">
            <text:p>2*10*30/30 r=3’</text:p>
          </table:table-cell>
          <table:table-cell table:style-name="ce32" table:number-columns-repeated="3"/>
          <table:table-cell table:style-name="ce46" office:value-type="float" office:value="10" calcext:value-type="float">
            <text:p>10,0</text:p>
          </table:table-cell>
          <table:table-cell table:style-name="ce46" table:number-columns-repeated="2"/>
          <table:table-cell table:style-name="ce49" office:value-type="float" office:value="10" calcext:value-type="float">
            <text:p>10,0</text:p>
          </table:table-cell>
          <table:table-cell table:style-name="ce49" table:number-columns-repeated="2"/>
          <table:table-cell table:style-name="ce55" office:value-type="float" office:value="15" calcext:value-type="float">
            <text:p>15,0</text:p>
          </table:table-cell>
          <table:table-cell table:style-name="ce55" table:number-columns-repeated="2"/>
          <table:table-cell table:style-name="ce52" office:value-type="float" office:value="30" calcext:value-type="float">
            <text:p>30,0</text:p>
          </table:table-cell>
          <table:table-cell table:style-name="ce52" table:number-columns-repeated="2"/>
          <table:table-cell table:style-name="ce48" table:formula="of:=[.E20]+[.H20]+[.K20]+[.N20]+[.Q20]/3" office:value-type="float" office:value="45" calcext:value-type="float">
            <text:p>45,0</text:p>
          </table:table-cell>
          <table:table-cell table:style-name="ce66" table:formula="of:=[.G20]*([.F20]-[.W20])/([.V20]-[.W20])*0.64*EXP(1.92*([.F20]-[.W20])/([.V20]-[.W20]))+[.J20]*([.I20]-[.W20])/([.V20]-[.W20])*0.64*EXP(1.92*([.I20]-[.W20])/([.V20]-[.W20]))+[.M20]*([.L20]-[.W20])/([.V20]-[.W20])*0.64*EXP(1.92*([.L20]-[.W20])/([.V20]-[.W20]))+[.P20]*([.O20]-[.W20])/([.V20]-[.W20])*0.64*EXP(1.92*([.O20]-[.W20])/([.V20]-[.W20]))+[.S20]*([.R20]-[.W20])/([.V20]-[.W20])*0.64*EXP(1.92*([.R20]-[.W20])/([.V20]-[.W20]))" office:value-type="string" office:string-value="" calcext:value-type="error">
            <text:p>Err :522</text:p>
          </table:table-cell>
          <table:table-cell table:style-name="ce76" table:formula="of:=SUM([.U17:.U20])/28" office:value-type="string" office:string-value="" calcext:value-type="error">
            <text:p>Err :522</text:p>
          </table:table-cell>
          <table:table-cell table:style-name="ce81" table:formula="of:=([.U20]/7)/[.V20]" office:value-type="string" office:string-value="" calcext:value-type="error">
            <text:p>Err :522</text:p>
          </table:table-cell>
          <table:table-cell table:style-name="ce76" table:formula="of:=[.V20]-([.U20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number-columns-repeated="998"/>
        </table:table-row>
        <table:table-row table:style-name="ro6">
          <table:table-cell table:style-name="ce10" office:value-type="string" calcext:value-type="string">
            <text:p>Course</text:p>
          </table:table-cell>
          <table:table-cell table:style-name="ce16" office:value-type="date" office:date-value="2020-11-09" calcext:value-type="date">
            <text:p>09/11/2020</text:p>
          </table:table-cell>
          <table:table-cell table:style-name="ce16" office:value-type="date" office:date-value="2020-11-15" calcext:value-type="date">
            <text:p>15/11/2020</text:p>
          </table:table-cell>
          <table:table-cell table:style-name="ce32" table:number-columns-repeated="4"/>
          <table:table-cell table:style-name="ce46" office:value-type="float" office:value="9" calcext:value-type="float">
            <text:p>9,0</text:p>
          </table:table-cell>
          <table:table-cell table:style-name="ce46" table:number-columns-repeated="2"/>
          <table:table-cell table:style-name="ce49" office:value-type="float" office:value="9" calcext:value-type="float">
            <text:p>9,0</text:p>
          </table:table-cell>
          <table:table-cell table:style-name="ce49" table:number-columns-repeated="2"/>
          <table:table-cell table:style-name="ce60" table:number-columns-repeated="3"/>
          <table:table-cell table:style-name="ce36" table:number-columns-repeated="3"/>
          <table:table-cell table:style-name="ce48" table:formula="of:=[.E21]+[.H21]+[.K21]+[.N21]+[.Q21]/3" office:value-type="float" office:value="18" calcext:value-type="float">
            <text:p>18,0</text:p>
          </table:table-cell>
          <table:table-cell table:style-name="ce66" table:formula="of:=[.G21]*([.F21]-[.W21])/([.V21]-[.W21])*0.64*EXP(1.92*([.F21]-[.W21])/([.V21]-[.W21]))+[.J21]*([.I21]-[.W21])/([.V21]-[.W21])*0.64*EXP(1.92*([.I21]-[.W21])/([.V21]-[.W21]))+[.M21]*([.L21]-[.W21])/([.V21]-[.W21])*0.64*EXP(1.92*([.L21]-[.W21])/([.V21]-[.W21]))+[.P21]*([.O21]-[.W21])/([.V21]-[.W21])*0.64*EXP(1.92*([.O21]-[.W21])/([.V21]-[.W21]))+[.S21]*([.R21]-[.W21])/([.V21]-[.W21])*0.64*EXP(1.92*([.R21]-[.W21])/([.V21]-[.W21]))" office:value-type="string" office:string-value="" calcext:value-type="error">
            <text:p>Err :522</text:p>
          </table:table-cell>
          <table:table-cell table:style-name="ce76" table:formula="of:=SUM([.U18:.U21])/28" office:value-type="string" office:string-value="" calcext:value-type="error">
            <text:p>Err :522</text:p>
          </table:table-cell>
          <table:table-cell table:style-name="ce81" table:formula="of:=([.U21]/7)/[.V21]" office:value-type="string" office:string-value="" calcext:value-type="error">
            <text:p>Err :522</text:p>
          </table:table-cell>
          <table:table-cell table:style-name="ce76" table:formula="of:=[.V21]-([.U21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number-columns-repeated="998"/>
        </table:table-row>
        <table:table-row table:style-name="ro1">
          <table:table-cell table:style-name="ce10"/>
          <table:table-cell table:style-name="ce16" office:value-type="date" office:date-value="2020-11-16" calcext:value-type="date">
            <text:p>16/11/2020</text:p>
          </table:table-cell>
          <table:table-cell table:style-name="ce16" office:value-type="date" office:date-value="2020-11-22" calcext:value-type="date">
            <text:p>22/11/2020</text:p>
          </table:table-cell>
          <table:table-cell table:style-name="ce32" table:number-columns-repeated="4"/>
          <table:table-cell table:style-name="ce46" table:number-columns-repeated="3"/>
          <table:table-cell table:style-name="ce49" table:number-columns-repeated="3"/>
          <table:table-cell table:style-name="ce55" table:number-columns-repeated="3"/>
          <table:table-cell table:style-name="ce36" table:number-columns-repeated="3"/>
          <table:table-cell table:style-name="ce48" table:formula="of:=[.E22]+[.H22]+[.K22]+[.N22]+[.Q22]/3" office:value-type="float" office:value="0" calcext:value-type="float">
            <text:p>0,0</text:p>
          </table:table-cell>
          <table:table-cell table:style-name="ce66" table:formula="of:=[.G22]*([.F22]-[.W22])/([.V22]-[.W22])*0.64*EXP(1.92*([.F22]-[.W22])/([.V22]-[.W22]))+[.J22]*([.I22]-[.W22])/([.V22]-[.W22])*0.64*EXP(1.92*([.I22]-[.W22])/([.V22]-[.W22]))+[.M22]*([.L22]-[.W22])/([.V22]-[.W22])*0.64*EXP(1.92*([.L22]-[.W22])/([.V22]-[.W22]))+[.P22]*([.O22]-[.W22])/([.V22]-[.W22])*0.64*EXP(1.92*([.O22]-[.W22])/([.V22]-[.W22]))+[.S22]*([.R22]-[.W22])/([.V22]-[.W22])*0.64*EXP(1.92*([.R22]-[.W22])/([.V22]-[.W22]))" office:value-type="string" office:string-value="" calcext:value-type="error">
            <text:p>Err :522</text:p>
          </table:table-cell>
          <table:table-cell table:style-name="ce76" table:formula="of:=SUM([.U19:.U22])/28" office:value-type="string" office:string-value="" calcext:value-type="error">
            <text:p>Err :522</text:p>
          </table:table-cell>
          <table:table-cell table:style-name="ce81" table:formula="of:=([.U22]/7)/[.V22]" office:value-type="string" office:string-value="" calcext:value-type="error">
            <text:p>Err :522</text:p>
          </table:table-cell>
          <table:table-cell table:style-name="ce76" table:formula="of:=[.V22]-([.U22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number-columns-repeated="998"/>
        </table:table-row>
        <table:table-row table:style-name="ro1">
          <table:table-cell table:style-name="ce10"/>
          <table:table-cell table:style-name="ce16" office:value-type="date" office:date-value="2020-11-23" calcext:value-type="date">
            <text:p>23/11/2020</text:p>
          </table:table-cell>
          <table:table-cell table:style-name="ce16" office:value-type="date" office:date-value="2020-11-29" calcext:value-type="date">
            <text:p>29/11/2020</text:p>
          </table:table-cell>
          <table:table-cell table:style-name="ce36" table:number-columns-repeated="4"/>
          <table:table-cell table:style-name="ce46" table:number-columns-repeated="3"/>
          <table:table-cell table:style-name="ce36" table:number-columns-repeated="3"/>
          <table:table-cell table:style-name="ce55" table:number-columns-repeated="3"/>
          <table:table-cell table:style-name="ce36" table:number-columns-repeated="3"/>
          <table:table-cell table:style-name="ce48" table:formula="of:=[.E23]+[.H23]+[.K23]+[.N23]+[.Q23]/3" office:value-type="float" office:value="0" calcext:value-type="float">
            <text:p>0,0</text:p>
          </table:table-cell>
          <table:table-cell table:style-name="ce66" table:formula="of:=[.G23]*([.F23]-[.W23])/([.V23]-[.W23])*0.64*EXP(1.92*([.F23]-[.W23])/([.V23]-[.W23]))+[.J23]*([.I23]-[.W23])/([.V23]-[.W23])*0.64*EXP(1.92*([.I23]-[.W23])/([.V23]-[.W23]))+[.M23]*([.L23]-[.W23])/([.V23]-[.W23])*0.64*EXP(1.92*([.L23]-[.W23])/([.V23]-[.W23]))+[.P23]*([.O23]-[.W23])/([.V23]-[.W23])*0.64*EXP(1.92*([.O23]-[.W23])/([.V23]-[.W23]))+[.S23]*([.R23]-[.W23])/([.V23]-[.W23])*0.64*EXP(1.92*([.R23]-[.W23])/([.V23]-[.W23]))" office:value-type="string" office:string-value="" calcext:value-type="error">
            <text:p>Err :522</text:p>
          </table:table-cell>
          <table:table-cell table:style-name="ce76" table:formula="of:=SUM([.U20:.U23])/28" office:value-type="string" office:string-value="" calcext:value-type="error">
            <text:p>Err :522</text:p>
          </table:table-cell>
          <table:table-cell table:style-name="ce81" table:formula="of:=([.U23]/7)/[.V23]" office:value-type="string" office:string-value="" calcext:value-type="error">
            <text:p>Err :522</text:p>
          </table:table-cell>
          <table:table-cell table:style-name="ce76" table:formula="of:=[.V23]-([.U23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number-columns-repeated="998"/>
        </table:table-row>
        <table:table-row table:style-name="ro1">
          <table:table-cell table:style-name="ce10"/>
          <table:table-cell table:style-name="ce16" office:value-type="date" office:date-value="2020-11-30" calcext:value-type="date">
            <text:p>30/11/2020</text:p>
          </table:table-cell>
          <table:table-cell table:style-name="ce16" office:value-type="date" office:date-value="2020-12-06" calcext:value-type="date">
            <text:p>06/12/2020</text:p>
          </table:table-cell>
          <table:table-cell table:style-name="ce32" table:number-columns-repeated="4"/>
          <table:table-cell table:style-name="ce46" table:number-columns-repeated="3"/>
          <table:table-cell table:style-name="ce49" table:number-columns-repeated="3"/>
          <table:table-cell table:style-name="ce55" table:number-columns-repeated="3"/>
          <table:table-cell table:style-name="ce36" table:number-columns-repeated="3"/>
          <table:table-cell table:style-name="ce48" table:formula="of:=[.E24]+[.H24]+[.K24]+[.N24]+[.Q24]/3" office:value-type="float" office:value="0" calcext:value-type="float">
            <text:p>0,0</text:p>
          </table:table-cell>
          <table:table-cell table:style-name="ce66" table:formula="of:=[.G24]*([.F24]-[.W24])/([.V24]-[.W24])*0.64*EXP(1.92*([.F24]-[.W24])/([.V24]-[.W24]))+[.J24]*([.I24]-[.W24])/([.V24]-[.W24])*0.64*EXP(1.92*([.I24]-[.W24])/([.V24]-[.W24]))+[.M24]*([.L24]-[.W24])/([.V24]-[.W24])*0.64*EXP(1.92*([.L24]-[.W24])/([.V24]-[.W24]))+[.P24]*([.O24]-[.W24])/([.V24]-[.W24])*0.64*EXP(1.92*([.O24]-[.W24])/([.V24]-[.W24]))+[.S24]*([.R24]-[.W24])/([.V24]-[.W24])*0.64*EXP(1.92*([.R24]-[.W24])/([.V24]-[.W24]))" office:value-type="string" office:string-value="" calcext:value-type="error">
            <text:p>Err :522</text:p>
          </table:table-cell>
          <table:table-cell table:style-name="ce76" table:formula="of:=SUM([.U21:.U24])/28" office:value-type="string" office:string-value="" calcext:value-type="error">
            <text:p>Err :522</text:p>
          </table:table-cell>
          <table:table-cell table:style-name="ce81" table:formula="of:=([.U24]/7)/[.V24]" office:value-type="string" office:string-value="" calcext:value-type="error">
            <text:p>Err :522</text:p>
          </table:table-cell>
          <table:table-cell table:style-name="ce76" table:formula="of:=[.V24]-([.U24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number-columns-repeated="998"/>
        </table:table-row>
        <table:table-row table:style-name="ro1">
          <table:table-cell table:style-name="ce10"/>
          <table:table-cell table:style-name="ce16" office:value-type="date" office:date-value="2020-12-07" calcext:value-type="date">
            <text:p>07/12/2020</text:p>
          </table:table-cell>
          <table:table-cell table:style-name="ce16" office:value-type="date" office:date-value="2020-12-13" calcext:value-type="date">
            <text:p>13/12/2020</text:p>
          </table:table-cell>
          <table:table-cell table:style-name="ce32" table:number-columns-repeated="4"/>
          <table:table-cell table:style-name="ce46" table:number-columns-repeated="3"/>
          <table:table-cell table:style-name="ce49" table:number-columns-repeated="3"/>
          <table:table-cell table:style-name="ce55" table:number-columns-repeated="3"/>
          <table:table-cell table:style-name="ce36" table:number-columns-repeated="3"/>
          <table:table-cell table:style-name="ce48" table:formula="of:=[.E25]+[.H25]+[.K25]+[.N25]+[.Q25]/3" office:value-type="float" office:value="0" calcext:value-type="float">
            <text:p>0,0</text:p>
          </table:table-cell>
          <table:table-cell table:style-name="ce66" table:formula="of:=[.G25]*([.F25]-[.W25])/([.V25]-[.W25])*0.64*EXP(1.92*([.F25]-[.W25])/([.V25]-[.W25]))+[.J25]*([.I25]-[.W25])/([.V25]-[.W25])*0.64*EXP(1.92*([.I25]-[.W25])/([.V25]-[.W25]))+[.M25]*([.L25]-[.W25])/([.V25]-[.W25])*0.64*EXP(1.92*([.L25]-[.W25])/([.V25]-[.W25]))+[.P25]*([.O25]-[.W25])/([.V25]-[.W25])*0.64*EXP(1.92*([.O25]-[.W25])/([.V25]-[.W25]))+[.S25]*([.R25]-[.W25])/([.V25]-[.W25])*0.64*EXP(1.92*([.R25]-[.W25])/([.V25]-[.W25]))" office:value-type="string" office:string-value="" calcext:value-type="error">
            <text:p>Err :522</text:p>
          </table:table-cell>
          <table:table-cell table:style-name="ce76" table:formula="of:=SUM([.U22:.U25])/28" office:value-type="string" office:string-value="" calcext:value-type="error">
            <text:p>Err :522</text:p>
          </table:table-cell>
          <table:table-cell table:style-name="ce81" table:formula="of:=([.U25]/7)/[.V25]" office:value-type="string" office:string-value="" calcext:value-type="error">
            <text:p>Err :522</text:p>
          </table:table-cell>
          <table:table-cell table:style-name="ce76" table:formula="of:=[.V25]-([.U25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number-columns-repeated="998"/>
        </table:table-row>
        <table:table-row table:style-name="ro1">
          <table:table-cell table:style-name="ce10"/>
          <table:table-cell table:style-name="ce16" office:value-type="date" office:date-value="2020-12-14" calcext:value-type="date">
            <text:p>14/12/2020</text:p>
          </table:table-cell>
          <table:table-cell table:style-name="ce16" office:value-type="date" office:date-value="2020-12-20" calcext:value-type="date">
            <text:p>20/12/2020</text:p>
          </table:table-cell>
          <table:table-cell table:style-name="ce32" table:number-columns-repeated="4"/>
          <table:table-cell table:style-name="ce46" table:number-columns-repeated="3"/>
          <table:table-cell table:style-name="ce49" table:number-columns-repeated="3"/>
          <table:table-cell table:style-name="ce55" table:number-columns-repeated="3"/>
          <table:table-cell table:style-name="ce36" table:number-columns-repeated="3"/>
          <table:table-cell table:style-name="ce48" table:formula="of:=[.E26]+[.H26]+[.K26]+[.N26]+[.Q26]/3" office:value-type="float" office:value="0" calcext:value-type="float">
            <text:p>0,0</text:p>
          </table:table-cell>
          <table:table-cell table:style-name="ce66" table:formula="of:=[.G26]*([.F26]-[.W26])/([.V26]-[.W26])*0.64*EXP(1.92*([.F26]-[.W26])/([.V26]-[.W26]))+[.J26]*([.I26]-[.W26])/([.V26]-[.W26])*0.64*EXP(1.92*([.I26]-[.W26])/([.V26]-[.W26]))+[.M26]*([.L26]-[.W26])/([.V26]-[.W26])*0.64*EXP(1.92*([.L26]-[.W26])/([.V26]-[.W26]))+[.P26]*([.O26]-[.W26])/([.V26]-[.W26])*0.64*EXP(1.92*([.O26]-[.W26])/([.V26]-[.W26]))+[.S26]*([.R26]-[.W26])/([.V26]-[.W26])*0.64*EXP(1.92*([.R26]-[.W26])/([.V26]-[.W26]))" office:value-type="string" office:string-value="" calcext:value-type="error">
            <text:p>Err :522</text:p>
          </table:table-cell>
          <table:table-cell table:style-name="ce76" table:formula="of:=SUM([.U23:.U26])/28" office:value-type="string" office:string-value="" calcext:value-type="error">
            <text:p>Err :522</text:p>
          </table:table-cell>
          <table:table-cell table:style-name="ce81" table:formula="of:=([.U26]/7)/[.V26]" office:value-type="string" office:string-value="" calcext:value-type="error">
            <text:p>Err :522</text:p>
          </table:table-cell>
          <table:table-cell table:style-name="ce76" table:formula="of:=[.V26]-([.U26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number-columns-repeated="998"/>
        </table:table-row>
        <table:table-row table:style-name="ro1">
          <table:table-cell table:style-name="ce10"/>
          <table:table-cell table:style-name="ce16" office:value-type="date" office:date-value="2020-12-21" calcext:value-type="date">
            <text:p>21/12/2020</text:p>
          </table:table-cell>
          <table:table-cell table:style-name="ce16" office:value-type="date" office:date-value="2020-12-27" calcext:value-type="date">
            <text:p>27/12/2020</text:p>
          </table:table-cell>
          <table:table-cell table:style-name="ce32" table:number-columns-repeated="4"/>
          <table:table-cell table:style-name="ce46" table:number-columns-repeated="3"/>
          <table:table-cell table:style-name="ce49" table:number-columns-repeated="3"/>
          <table:table-cell table:style-name="ce55" table:number-columns-repeated="3"/>
          <table:table-cell table:style-name="ce36" table:number-columns-repeated="3"/>
          <table:table-cell table:style-name="ce48" table:formula="of:=[.E27]+[.H27]+[.K27]+[.N27]+[.Q27]/3" office:value-type="float" office:value="0" calcext:value-type="float">
            <text:p>0,0</text:p>
          </table:table-cell>
          <table:table-cell table:style-name="ce66" table:formula="of:=[.G27]*([.F27]-[.W27])/([.V27]-[.W27])*0.64*EXP(1.92*([.F27]-[.W27])/([.V27]-[.W27]))+[.J27]*([.I27]-[.W27])/([.V27]-[.W27])*0.64*EXP(1.92*([.I27]-[.W27])/([.V27]-[.W27]))+[.M27]*([.L27]-[.W27])/([.V27]-[.W27])*0.64*EXP(1.92*([.L27]-[.W27])/([.V27]-[.W27]))+[.P27]*([.O27]-[.W27])/([.V27]-[.W27])*0.64*EXP(1.92*([.O27]-[.W27])/([.V27]-[.W27]))+[.S27]*([.R27]-[.W27])/([.V27]-[.W27])*0.64*EXP(1.92*([.R27]-[.W27])/([.V27]-[.W27]))" office:value-type="string" office:string-value="" calcext:value-type="error">
            <text:p>Err :522</text:p>
          </table:table-cell>
          <table:table-cell table:style-name="ce76" table:formula="of:=SUM([.U24:.U27])/28" office:value-type="string" office:string-value="" calcext:value-type="error">
            <text:p>Err :522</text:p>
          </table:table-cell>
          <table:table-cell table:style-name="ce81" table:formula="of:=([.U27]/7)/[.V27]" office:value-type="string" office:string-value="" calcext:value-type="error">
            <text:p>Err :522</text:p>
          </table:table-cell>
          <table:table-cell table:style-name="ce76" table:formula="of:=[.V27]-([.U27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number-columns-repeated="998"/>
        </table:table-row>
        <table:table-row table:style-name="ro1">
          <table:table-cell table:style-name="ce10"/>
          <table:table-cell table:style-name="ce16" office:value-type="date" office:date-value="2020-12-28" calcext:value-type="date">
            <text:p>28/12/2020</text:p>
          </table:table-cell>
          <table:table-cell table:style-name="ce16" office:value-type="date" office:date-value="2021-01-03" calcext:value-type="date">
            <text:p>03/01/2021</text:p>
          </table:table-cell>
          <table:table-cell table:style-name="ce32" table:number-columns-repeated="4"/>
          <table:table-cell table:style-name="ce46" table:number-columns-repeated="3"/>
          <table:table-cell table:style-name="ce49" table:number-columns-repeated="3"/>
          <table:table-cell table:style-name="ce55" table:number-columns-repeated="3"/>
          <table:table-cell table:style-name="ce36" table:number-columns-repeated="3"/>
          <table:table-cell table:style-name="ce48" table:formula="of:=[.E28]+[.H28]+[.K28]+[.N28]+[.Q28]/3" office:value-type="float" office:value="0" calcext:value-type="float">
            <text:p>0,0</text:p>
          </table:table-cell>
          <table:table-cell table:style-name="ce66" table:formula="of:=[.G28]*([.F28]-[.W28])/([.V28]-[.W28])*0.64*EXP(1.92*([.F28]-[.W28])/([.V28]-[.W28]))+[.J28]*([.I28]-[.W28])/([.V28]-[.W28])*0.64*EXP(1.92*([.I28]-[.W28])/([.V28]-[.W28]))+[.M28]*([.L28]-[.W28])/([.V28]-[.W28])*0.64*EXP(1.92*([.L28]-[.W28])/([.V28]-[.W28]))+[.P28]*([.O28]-[.W28])/([.V28]-[.W28])*0.64*EXP(1.92*([.O28]-[.W28])/([.V28]-[.W28]))+[.S28]*([.R28]-[.W28])/([.V28]-[.W28])*0.64*EXP(1.92*([.R28]-[.W28])/([.V28]-[.W28]))" office:value-type="string" office:string-value="" calcext:value-type="error">
            <text:p>Err :522</text:p>
          </table:table-cell>
          <table:table-cell table:style-name="ce76" table:formula="of:=SUM([.U25:.U28])/28" office:value-type="string" office:string-value="" calcext:value-type="error">
            <text:p>Err :522</text:p>
          </table:table-cell>
          <table:table-cell table:style-name="ce81" table:formula="of:=([.U28]/7)/[.V28]" office:value-type="string" office:string-value="" calcext:value-type="error">
            <text:p>Err :522</text:p>
          </table:table-cell>
          <table:table-cell table:style-name="ce76" table:formula="of:=[.V28]-([.U28]/7)" office:value-type="string" office:string-value="" calcext:value-type="error">
            <text:p>Err :522</text:p>
          </table:table-cell>
          <table:table-cell table:style-name="ce83"/>
          <table:table-cell table:style-name="ce92"/>
          <table:table-cell table:number-columns-repeated="998"/>
        </table:table-row>
        <table:table-row table:style-name="ro1" table:number-rows-repeated="2">
          <table:table-cell/>
          <table:table-cell table:style-name="ce20"/>
          <table:table-cell table:style-name="Default" table:number-columns-repeated="14"/>
          <table:table-cell table:style-name="ce11" table:number-columns-repeated="3"/>
          <table:table-cell table:style-name="ce59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2"/>
          <table:table-cell table:style-name="ce35" table:number-columns-repeated="4"/>
          <table:table-cell table:style-name="ce11" table:number-columns-repeated="12"/>
          <table:table-cell table:style-name="ce59"/>
          <table:table-cell table:style-name="ce63"/>
          <table:table-cell table:number-columns-repeated="1003"/>
        </table:table-row>
        <table:table-row table:style-name="ro1">
          <table:table-cell/>
          <table:table-cell table:style-name="ce20" table:number-columns-repeated="2"/>
          <table:table-cell table:style-name="ce11" table:number-columns-repeated="16"/>
          <table:table-cell table:style-name="ce59"/>
          <table:table-cell table:style-name="ce63"/>
          <table:table-cell table:number-columns-repeated="1003"/>
        </table:table-row>
        <table:table-row table:style-name="ro1" table:number-rows-repeated="2">
          <table:table-cell/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19"/>
          <table:table-cell table:style-name="ce63"/>
          <table:table-cell table:number-columns-repeated="1003"/>
        </table:table-row>
        <table:table-row table:style-name="ro1" table:number-rows-repeated="3">
          <table:table-cell/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19"/>
          <table:table-cell table:style-name="ce63"/>
          <table:table-cell table:number-columns-repeated="1003"/>
        </table:table-row>
        <table:table-row table:style-name="ro1" table:number-rows-repeated="3">
          <table:table-cell/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2"/>
          <table:table-cell table:style-name="ce35" table:number-columns-repeated="4"/>
          <table:table-cell table:style-name="ce11" table:number-columns-repeated="13"/>
          <table:table-cell table:style-name="ce63"/>
          <table:table-cell table:number-columns-repeated="1003"/>
        </table:table-row>
        <table:table-row table:style-name="ro1">
          <table:table-cell/>
          <table:table-cell table:style-name="ce20" table:number-columns-repeated="2"/>
          <table:table-cell table:style-name="ce11" table:number-columns-repeated="16"/>
          <table:table-cell table:style-name="ce59"/>
          <table:table-cell table:style-name="ce63"/>
          <table:table-cell table:number-columns-repeated="1003"/>
        </table:table-row>
        <table:table-row table:style-name="ro1" table:number-rows-repeated="2">
          <table:table-cell/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19"/>
          <table:table-cell table:style-name="ce63"/>
          <table:table-cell table:number-columns-repeated="1003"/>
        </table:table-row>
        <table:table-row table:style-name="ro1" table:number-rows-repeated="3">
          <table:table-cell/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19"/>
          <table:table-cell table:style-name="ce63"/>
          <table:table-cell table:number-columns-repeated="1003"/>
        </table:table-row>
        <table:table-row table:style-name="ro1" table:number-rows-repeated="3">
          <table:table-cell/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2"/>
          <table:table-cell table:style-name="ce35" table:number-columns-repeated="4"/>
          <table:table-cell table:style-name="ce11" table:number-columns-repeated="13"/>
          <table:table-cell table:style-name="ce63"/>
          <table:table-cell table:number-columns-repeated="100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0'.AA11:'2020'.AMJ12 '2020'.B1:'2020'.W2 '2020'.Y8:'2020'.AMJ10 '2020'.Q8:'2020'.S8 '2020'.X29:'2020'.AMJ55 '2020'.N7:'2020'.S7 '2020'.B45:'2020'.T1048576 '2020'.B8:'2020'.M9 '2020'.B33:'2020'.T43 '2020'.E8:'2020'.P10 '2020'.E9:'2020'.S14 '2020'.B8:'2020'.J9 '2020'.B8:'2020'.B31 '2020'.AK1:'2020'.AMJ7 '2020'.B7:'2020'.B31 '2020'.B31:'2020'.S55 '2020'.D7:'2020'.G7 '2020'.C7:'2020'.C28 '2020'.AB4:'2020'.AJ6 '2020'.AB7:'2020'.AJ7 '2020'.AD3:'2020'.AJ3 '2020'.Y2:'2020'.Y3 '2020'.Z4:'2020'.Z7 '2020'.Y5:'2020'.Y5 '2020'.Z2:'2020'.Z2 '2020'.X1:'2020'.Z1 '2020'.X2:'2020'.X2 '2020'.X56:'2020'.AMJ1048576 '2020'.V29:'2020'.V55 '2020'.U56:'2020'.V1048576 '2020'.AA1:'2020'.AJ2 '2020'.B10:'2020'.D11 '2020'.B13:'2020'.D14 '2020'.B12:'2020'.G12 '2020'.B15:'2020'.P28 '2020'.Q15:'2020'.S30 '2020'.W3:'2020'.W1048576 '2020'.Y13:'2020'.AMJ28">
            <calcext:condition calcext:apply-style-name="sans chiffre" calcext:value="=0" calcext:base-cell-address="'2020'.B1"/>
          </calcext:conditional-format>
          <calcext:conditional-format calcext:target-range-address="'2020'.V1:'2020'.X2 '2020'.U1:'2020'.U1048576">
            <calcext:condition calcext:apply-style-name="Error" calcext:value="&gt;700" calcext:base-cell-address="'2020'.U1"/>
          </calcext:conditional-format>
          <calcext:conditional-format calcext:target-range-address="'2020'.W1:'2020'.W1048576">
            <calcext:condition calcext:apply-style-name="Bad" calcext:value="&gt;1.3" calcext:base-cell-address="'2020'.W1"/>
            <calcext:condition calcext:apply-style-name="Neutral" calcext:value="&lt;0.8" calcext:base-cell-address="'2020'.W1"/>
            <calcext:condition calcext:apply-style-name="Good" calcext:value="between(0.8,1.3)" calcext:base-cell-address="'2020'.W1"/>
          </calcext:conditional-format>
          <calcext:conditional-format calcext:target-range-address="'2020'.A1:'2020'.Z28">
            <calcext:condition calcext:apply-style-name="sans chiffre" calcext:value="=###" calcext:base-cell-address="'2020'.U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 number:title="Défini par l'utilisateur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chiffre" style:display-name="sans chiffre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9:31:31.097003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3T08:40:42.381773928</meta:creation-date>
    <dc:date>2020-08-10T19:50:59.354633750</dc:date>
    <meta:editing-duration>PT5H18M37S</meta:editing-duration>
    <meta:editing-cycles>27</meta:editing-cycles>
    <meta:generator>LibreOffice/6.4.5.2$Linux_X86_64 LibreOffice_project/1ed6aca320d7f4d82924e6cec66e4f7527376448</meta:generator>
    <meta:document-statistic meta:table-count="2" meta:cell-count="368" meta:object-count="1"/>
  </office:meta>
</office:document-meta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9" number:title="Défini par l'utilisateur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ignore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abdbff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109">
      <style:chart-properties chart:display-label="true" chart:logarithmic="false" chart:interval-major="5" chart:reverse-direction="false" text:line-break="false" loext:try-staggering-first="false" chart:link-data-style-to-source="true" chart:axis-position="end"/>
      <style:graphic-properties svg:stroke-color="#b3b3b3"/>
      <style:text-properties fo:color="#c62828"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/>
      <style:graphic-properties draw:stroke="none" draw:fill-color="#71cc24" dr3d:edge-rounding="5%"/>
      <style:text-properties fo:font-size="10pt" style:font-size-asian="10pt" style:font-size-complex="10pt"/>
    </style:style>
    <style:style style:name="ch14" style:family="chart" style:data-style-name="N109">
      <style:chart-properties chart:link-data-style-to-source="true"/>
      <style:graphic-properties draw:stroke="none" draw:fill-color="#ff7e5a" dr3d:edge-rounding="5%"/>
      <style:text-properties fo:font-size="10pt" style:font-size-asian="10pt" style:font-size-complex="10pt"/>
    </style:style>
    <style:style style:name="ch15" style:family="chart" style:data-style-name="N109">
      <style:chart-properties chart:link-data-style-to-source="true"/>
      <style:graphic-properties draw:stroke="none" draw:fill-color="#ce93d8" dr3d:edge-rounding="5%"/>
      <style:text-properties fo:font-size="10pt" style:font-size-asian="10pt" style:font-size-complex="10pt"/>
    </style:style>
    <style:style style:name="ch16" style:family="chart" style:data-style-name="N109">
      <style:chart-properties chart:symbol-type="none" chart:link-data-style-to-source="true"/>
      <style:graphic-properties svg:stroke-width="0.08cm" svg:stroke-color="#abdbff" draw:fill-color="#abdbff" dr3d:edge-rounding="5%"/>
      <style:text-properties fo:font-size="10pt" style:font-size-asian="10pt" style:font-size-complex="10pt"/>
    </style:style>
    <style:style style:name="ch17" style:family="chart" style:data-style-name="N109">
      <style:chart-properties chart:symbol-type="none" chart:link-data-style-to-source="true"/>
      <style:graphic-properties svg:stroke-width="0.08cm" svg:stroke-color="#c62828" draw:fill-color="#c62828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7.501cm" svg:height="10.707cm" xlink:href=".." xlink:type="simple" chart:class="chart:bar" chart:column-mapping="0 1" chart:style-name="ch1">
        <chart:legend chart:legend-position="end" svg:x="27.446cm" svg:y="2.45cm" style:legend-expansion="custom" chartooo:width="8.389cm" chartooo:height="5.751cm" style:legend-expansion-aspect-ratio="1.45870283428969" chart:style-name="ch2"/>
        <chart:plot-area chart:style-name="ch3" table:cell-range-address="'2020'.B3:'2020'.B28 '2020'.D1:'2020'.D1 '2020'.E3:'2020'.E28 '2020'.H1:'2020'.H1 '2020'.H3:'2020'.H28 '2020'.K1:'2020'.K1 '2020'.K3:'2020'.K28 '2020'.N1:'2020'.N1 '2020'.N3:'2020'.N28 '2020'.Q1:'2020'.Q1 '2020'.Q3:'2020'.Q28 '2020'.T1:'2020'.V1 '2020'.T3:'2020'.V28 '2020'.X1:'2020'.X1 '2020'.X3:'2020'.X28" chart:data-source-has-labels="both" svg:x="1.761cm" svg:y="0.214cm" svg:width="25.08cm" svg:height="9.298cm">
          <chartooo:coordinate-region svg:x="2.859cm" svg:y="0.214cm" svg:width="22.883cm" svg:height="7.371cm"/>
          <chart:axis chart:dimension="x" chart:name="primary-x" chart:style-name="ch4" chartooo:axis-type="text">
            <chart:title svg:x="13.516cm" svg:y="9.726cm" chart:style-name="ch5">
              <text:p>Semaines</text:p>
            </chart:title>
            <chart:categories table:cell-range-address="'2020'.B3:'2020'.B28"/>
            <chart:grid chart:style-name="ch6" chart:class="major"/>
          </chart:axis>
          <chart:axis chart:dimension="y" chart:name="primary-y" chart:style-name="ch7">
            <chart:title svg:x="1.213cm" svg:y="5.506cm" chart:style-name="ch8">
              <text:p>Volume (km)</text:p>
            </chart:title>
            <chart:grid chart:style-name="ch6" chart:class="major"/>
            <chart:grid chart:style-name="ch9" chart:class="minor"/>
          </chart:axis>
          <chart:axis chart:dimension="y" chart:name="secondary-y" chart:style-name="ch10">
            <chart:title svg:x="26.85cm" svg:y="6.89cm" chart:style-name="ch8">
              <text:p>Trimps (training impulses)</text:p>
            </chart:title>
          </chart:axis>
          <chart:series chart:attached-axis="primary-y" chart:style-name="ch11" chart:values-cell-range-address="'2020'.E3:'2020'.E28" chart:label-cell-address="'2020'.D1:'2020'.D1" chart:class="chart:bar">
            <chart:data-point chart:repeated="26"/>
          </chart:series>
          <chart:series chart:attached-axis="primary-y" chart:style-name="ch12" chart:values-cell-range-address="'2020'.H3:'2020'.H28" chart:label-cell-address="'2020'.H1:'2020'.H1" chart:class="chart:bar">
            <chart:data-point chart:repeated="26"/>
          </chart:series>
          <chart:series chart:attached-axis="primary-y" chart:style-name="ch13" chart:values-cell-range-address="'2020'.K3:'2020'.K28" chart:label-cell-address="'2020'.K1:'2020'.K1" chart:class="chart:bar">
            <chart:data-point chart:repeated="26"/>
          </chart:series>
          <chart:series chart:attached-axis="primary-y" chart:style-name="ch14" chart:values-cell-range-address="'2020'.N3:'2020'.N28" chart:label-cell-address="'2020'.N1:'2020'.N1" chart:class="chart:bar">
            <chart:data-point chart:repeated="26"/>
          </chart:series>
          <chart:series chart:attached-axis="primary-y" chart:style-name="ch15" chart:values-cell-range-address="'2020'.Q3:'2020'.Q28" chart:label-cell-address="'2020'.Q1:'2020'.Q1" chart:class="chart:bar">
            <chart:data-point chart:repeated="26"/>
          </chart:series>
          <chart:series chart:attached-axis="primary-y" chart:style-name="ch16" chart:values-cell-range-address="'2020'.T3:'2020'.T28" chart:label-cell-address="'2020'.T1:'2020'.T1" chart:class="chart:line">
            <chart:data-point chart:repeated="26"/>
          </chart:series>
          <chart:series chart:attached-axis="secondary-y" chart:style-name="ch17" chart:values-cell-range-address="'2020'.U3:'2020'.U28" chart:label-cell-address="'2020'.U1:'2020'.U1" chart:class="chart:line">
            <chart:data-point chart:repeated="26"/>
          </chart:series>
          <chart:series chart:attached-axis="primary-y" chart:style-name="ch18" chart:values-cell-range-address="'2020'.V3:'2020'.V28" chart:label-cell-address="'2020'.V1:'2020'.V1" chart:class="chart:line">
            <chart:data-point chart:repeated="26"/>
          </chart:series>
          <chart:series chart:attached-axis="primary-y" chart:style-name="ch19" chart:values-cell-range-address="'2020'.X3:'2020'.X28" chart:label-cell-address="'2020'.X1:'2020'.X1" chart:class="chart:line">
            <chart:data-point chart:repeated="2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TIONNE</text:p>
                <draw:g>
                  <svg:desc>'2020'.D1:'2020'.D1</svg:desc>
                </draw:g>
              </table:table-cell>
              <table:table-cell office:value-type="string">
                <text:p>FARTLEK
RECUP’</text:p>
                <draw:g>
                  <svg:desc>'2020'.H1:'2020'.H1</svg:desc>
                </draw:g>
              </table:table-cell>
              <table:table-cell office:value-type="string">
                <text:p>ENDURANCE</text:p>
                <draw:g>
                  <svg:desc>'2020'.K1:'2020'.K1</svg:desc>
                </draw:g>
              </table:table-cell>
              <table:table-cell office:value-type="string">
                <text:p>CONDITION COURSE</text:p>
                <draw:g>
                  <svg:desc>'2020'.N1:'2020'.N1</svg:desc>
                </draw:g>
              </table:table-cell>
              <table:table-cell office:value-type="string">
                <text:p>VELO (3km eq. 1km CAP)</text:p>
                <draw:g>
                  <svg:desc>'2020'.Q1:'2020'.Q1</svg:desc>
                </draw:g>
              </table:table-cell>
              <table:table-cell office:value-type="string">
                <text:p>VOLUME</text:p>
                <draw:g>
                  <svg:desc>'2020'.T1:'2020'.T1</svg:desc>
                </draw:g>
              </table:table-cell>
              <table:table-cell office:value-type="string">
                <text:p>Charge aiguë</text:p>
                <draw:g>
                  <svg:desc>'2020'.U1:'2020'.U1</svg:desc>
                </draw:g>
              </table:table-cell>
              <table:table-cell office:value-type="string">
                <text:p>Charge chronique</text:p>
                <draw:g>
                  <svg:desc>'2020'.V1:'2020'.V1</svg:desc>
                </draw:g>
              </table:table-cell>
              <table:table-cell office:value-type="string">
                <text:p>Indice de forme</text:p>
                <draw:g>
                  <svg:desc>'2020'.X1:'2020'.X1</svg:desc>
                </draw:g>
              </table:table-cell>
            </table:table-row>
          </table:table-header-rows>
          <table:table-rows>
            <table:table-row>
              <table:table-cell office:value-type="float" office:value="44018">
                <text:p>44018</text:p>
                <draw:g>
                  <svg:desc>'2020'.B3:'2020'.B28</svg:desc>
                </draw:g>
              </table:table-cell>
              <table:table-cell office:value-type="float" office:value="NaN">
                <text:p>NaN</text:p>
                <draw:g>
                  <svg:desc>'2020'.E3:'2020'.E28</svg:desc>
                </draw:g>
              </table:table-cell>
              <table:table-cell office:value-type="float" office:value="8.43">
                <text:p>8.43</text:p>
                <draw:g>
                  <svg:desc>'2020'.H3:'2020'.H28</svg:desc>
                </draw:g>
              </table:table-cell>
              <table:table-cell office:value-type="float" office:value="NaN">
                <text:p>NaN</text:p>
                <draw:g>
                  <svg:desc>'2020'.K3:'2020'.K28</svg:desc>
                </draw:g>
              </table:table-cell>
              <table:table-cell office:value-type="float" office:value="NaN">
                <text:p>NaN</text:p>
                <draw:g>
                  <svg:desc>'2020'.N3:'2020'.N28</svg:desc>
                </draw:g>
              </table:table-cell>
              <table:table-cell office:value-type="float" office:value="NaN">
                <text:p>NaN</text:p>
                <draw:g>
                  <svg:desc>'2020'.Q3:'2020'.Q28</svg:desc>
                </draw:g>
              </table:table-cell>
              <table:table-cell office:value-type="float" office:value="8.43">
                <text:p>8.43</text:p>
                <draw:g>
                  <svg:desc>'2020'.T3:'2020'.T28</svg:desc>
                </draw:g>
              </table:table-cell>
              <table:table-cell office:value-type="float" office:value="104.023970090256">
                <text:p>104.023970090256</text:p>
                <draw:g>
                  <svg:desc>'2020'.U3:'2020'.U28</svg:desc>
                </draw:g>
              </table:table-cell>
              <table:table-cell office:value-type="float" office:value="14.8605671557509">
                <text:p>14.8605671557509</text:p>
                <draw:g>
                  <svg:desc>'2020'.V3:'2020'.V28</svg:desc>
                </draw:g>
              </table:table-cell>
              <table:table-cell office:value-type="float" office:value="0">
                <text:p>0</text:p>
                <draw:g>
                  <svg:desc>'2020'.X3:'2020'.X28</svg:desc>
                </draw:g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NaN">
                <text:p>NaN</text:p>
              </table:table-cell>
              <table:table-cell office:value-type="float" office:value="7.51">
                <text:p>7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1">
                <text:p>7.51</text:p>
              </table:table-cell>
              <table:table-cell office:value-type="float" office:value="88.4580357267494">
                <text:p>88.4580357267494</text:p>
              </table:table-cell>
              <table:table-cell office:value-type="float" office:value="13.7487147012147">
                <text:p>13.7487147012147</text:p>
              </table:table-cell>
              <table:table-cell office:value-type="float" office:value="1.11185245453619">
                <text:p>1.11185245453619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  <table:table-cell office:value-type="float" office:value="7.48">
                <text:p>7.48</text:p>
              </table:table-cell>
              <table:table-cell office:value-type="float" office:value="15.05">
                <text:p>1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3">
                <text:p>22.53</text:p>
              </table:table-cell>
              <table:table-cell office:value-type="float" office:value="225.919094632111">
                <text:p>225.919094632111</text:p>
              </table:table-cell>
              <table:table-cell office:value-type="float" office:value="19.9238619261484">
                <text:p>19.9238619261484</text:p>
              </table:table-cell>
              <table:table-cell office:value-type="float" office:value="-12.3502944498675">
                <text:p>-12.350294449867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NaN">
                <text:p>NaN</text:p>
              </table:table-cell>
              <table:table-cell office:value-type="float" office:value="6.24">
                <text:p>6.24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155.903159689635">
                <text:p>155.903159689635</text:p>
              </table:table-cell>
              <table:table-cell office:value-type="float" office:value="20.5108664335268">
                <text:p>20.5108664335268</text:p>
              </table:table-cell>
              <table:table-cell office:value-type="float" office:value="-1.76101352213531">
                <text:p>-1.7610135221353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.16">
                <text:p>7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1">
                <text:p>11.61</text:p>
              </table:table-cell>
              <table:table-cell office:value-type="float" office:value="68.89">
                <text:p>68.89</text:p>
              </table:table-cell>
              <table:table-cell office:value-type="float" office:value="41.7333333333333">
                <text:p>41.7333333333333</text:p>
              </table:table-cell>
              <table:table-cell office:value-type="float" office:value="291.152623446744">
                <text:p>291.152623446744</text:p>
              </table:table-cell>
              <table:table-cell office:value-type="float" office:value="27.19403262483">
                <text:p>27.19403262483</text:p>
              </table:table-cell>
              <table:table-cell office:value-type="float" office:value="-14.3991992961334">
                <text:p>-14.399199296133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309.375031262708">
                <text:p>309.375031262708</text:p>
              </table:table-cell>
              <table:table-cell office:value-type="float" office:value="35.0839253225428">
                <text:p>35.0839253225428</text:p>
              </table:table-cell>
              <table:table-cell office:value-type="float" office:value="-9.11250771498692">
                <text:p>-9.112507714986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.75">
                <text:p>15.7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7.75">
                <text:p>4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NaN">
                <text:p>NaN</text:p>
              </table:table-cell>
              <table:table-cell office:value-type="float" office:value="11.55">
                <text:p>11.55</text:p>
              </table:table-cell>
              <table:table-cell office:value-type="float" office:value="16.5375">
                <text:p>16.5375</text:p>
              </table:table-cell>
              <table:table-cell office:value-type="float" office:value="22.05">
                <text:p>22.05</text:p>
              </table:table-cell>
              <table:table-cell office:value-type="float" office:value="NaN">
                <text:p>NaN</text:p>
              </table:table-cell>
              <table:table-cell office:value-type="float" office:value="50.1375">
                <text:p>50.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NaN">
                <text:p>NaN</text:p>
              </table:table-cell>
              <table:table-cell office:value-type="float" office:value="12.1275">
                <text:p>12.1275</text:p>
              </table:table-cell>
              <table:table-cell office:value-type="float" office:value="17.364375">
                <text:p>17.364375</text:p>
              </table:table-cell>
              <table:table-cell office:value-type="float" office:value="23.1525">
                <text:p>23.1525</text:p>
              </table:table-cell>
              <table:table-cell office:value-type="float" office:value="NaN">
                <text:p>NaN</text:p>
              </table:table-cell>
              <table:table-cell office:value-type="float" office:value="52.644375">
                <text:p>52.64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NaN">
                <text:p>NaN</text:p>
              </table:table-cell>
              <table:table-cell office:value-type="float" office:value="12.733875">
                <text:p>12.733875</text:p>
              </table:table-cell>
              <table:table-cell office:value-type="float" office:value="18.23259375">
                <text:p>18.23259375</text:p>
              </table:table-cell>
              <table:table-cell office:value-type="float" office:value="24.310125">
                <text:p>24.310125</text:p>
              </table:table-cell>
              <table:table-cell office:value-type="float" office:value="NaN">
                <text:p>NaN</text:p>
              </table:table-cell>
              <table:table-cell office:value-type="float" office:value="55.27659375">
                <text:p>55.276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NaN">
                <text:p>NaN</text:p>
              </table:table-cell>
              <table:table-cell office:value-type="float" office:value="13.37056875">
                <text:p>13.37056875</text:p>
              </table:table-cell>
              <table:table-cell office:value-type="float" office:value="19.1442234375">
                <text:p>19.1442234375</text:p>
              </table:table-cell>
              <table:table-cell office:value-type="float" office:value="25.52563125">
                <text:p>25.52563125</text:p>
              </table:table-cell>
              <table:table-cell office:value-type="float" office:value="NaN">
                <text:p>NaN</text:p>
              </table:table-cell>
              <table:table-cell office:value-type="float" office:value="58.0404234375">
                <text:p>58.0404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NaN">
                <text:p>NaN</text:p>
              </table:table-cell>
              <table:table-cell office:value-type="float" office:value="14.0390971875">
                <text:p>14.0390971875</text:p>
              </table:table-cell>
              <table:table-cell office:value-type="float" office:value="20.101434609375">
                <text:p>20.101434609375</text:p>
              </table:table-cell>
              <table:table-cell office:value-type="float" office:value="26.8019128125">
                <text:p>26.8019128125</text:p>
              </table:table-cell>
              <table:table-cell office:value-type="float" office:value="NaN">
                <text:p>NaN</text:p>
              </table:table-cell>
              <table:table-cell office:value-type="float" office:value="60.942444609375">
                <text:p>60.94244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0">
                <text:p>10</text:p>
              </table:table-cell>
              <table:table-cell office:value-type="float" office:value="14.741052046875">
                <text:p>14.741052046875</text:p>
              </table:table-cell>
              <table:table-cell office:value-type="float" office:value="21.1065063398437">
                <text:p>21.1065063398437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62.5142250533854">
                <text:p>62.514225053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1">
                <text:p>11</text:p>
              </table:table-cell>
              <table:table-cell office:value-type="float" office:value="13.37056875">
                <text:p>13.37056875</text:p>
              </table:table-cell>
              <table:table-cell office:value-type="float" office:value="19.1442234375">
                <text:p>19.1442234375</text:p>
              </table:table-cell>
              <table:table-cell office:value-type="float" office:value="25.52563125">
                <text:p>25.52563125</text:p>
              </table:table-cell>
              <table:table-cell office:value-type="float" office:value="NaN">
                <text:p>NaN</text:p>
              </table:table-cell>
              <table:table-cell office:value-type="float" office:value="69.0404234375">
                <text:p>69.0404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2">
                <text:p>12</text:p>
              </table:table-cell>
              <table:table-cell office:value-type="float" office:value="14.707625625">
                <text:p>14.707625625</text:p>
              </table:table-cell>
              <table:table-cell office:value-type="float" office:value="21.05864578125">
                <text:p>21.05864578125</text:p>
              </table:table-cell>
              <table:table-cell office:value-type="float" office:value="28.078194375">
                <text:p>28.078194375</text:p>
              </table:table-cell>
              <table:table-cell office:value-type="float" office:value="NaN">
                <text:p>NaN</text:p>
              </table:table-cell>
              <table:table-cell office:value-type="float" office:value="75.84446578125">
                <text:p>75.84446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3">
                <text:p>13</text:p>
              </table:table-cell>
              <table:table-cell office:value-type="float" office:value="15.44300690625">
                <text:p>15.44300690625</text:p>
              </table:table-cell>
              <table:table-cell office:value-type="float" office:value="22.1115780703125">
                <text:p>22.1115780703125</text:p>
              </table:table-cell>
              <table:table-cell office:value-type="float" office:value="29.48210409375">
                <text:p>29.48210409375</text:p>
              </table:table-cell>
              <table:table-cell office:value-type="float" office:value="NaN">
                <text:p>NaN</text:p>
              </table:table-cell>
              <table:table-cell office:value-type="float" office:value="80.0366890703125">
                <text:p>80.036689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